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0618in"/>
    </style:style>
    <style:style style:name="co2" style:family="table-column">
      <style:table-column-properties fo:break-before="auto" style:column-width="0.8929in"/>
    </style:style>
    <style:style style:name="co3" style:family="table-column">
      <style:table-column-properties fo:break-before="auto" style:column-width="3.1799in"/>
    </style:style>
    <style:style style:name="co4" style:family="table-column">
      <style:table-column-properties fo:break-before="auto" style:column-width="1.1811in"/>
    </style:style>
    <style:style style:name="co6" style:family="table-column">
      <style:table-column-properties fo:break-before="auto" style:column-width="4.0492in"/>
    </style:style>
    <style:style style:name="co7" style:family="table-column">
      <style:table-column-properties fo:break-before="auto" style:column-width="3.5425in"/>
    </style:style>
    <style:style style:name="ro4" style:family="table-row">
      <style:table-row-properties style:row-height="0.1665in" fo:break-before="auto" style:use-optimal-row-height="true"/>
    </style:style>
    <style:style style:name="ro2" style:family="table-row">
      <style:table-row-properties style:row-height="0.1744in" fo:break-before="auto" style:use-optimal-row-height="true"/>
    </style:style>
    <style:style style:name="ro3" style:family="table-row">
      <style:table-row-properties style:row-height="0.2098in"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0" number:language="el" number:country="GR" number:automatic-order="true" number:format-source="language">
      <number:day/>
      <number:text>/</number:text>
      <number:month/>
      <number:text>/</number:text>
      <number:year/>
    </number:date-style>
    <number:date-style style:name="N8036" number:language="el" number:country="GR" number:automatic-order="true">
      <number:day number:style="long"/>
      <number:text>/</number:text>
      <number:month number:style="long"/>
      <number:text>/</number:text>
      <number:year number:style="long"/>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 style:family="table-cell" style:parent-style-name="Excel_20_Built-in_20_Normal">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4" style:family="table-cell" style:parent-style-name="Excel_20_Built-in_20_Normal">
      <style:text-properties fo:language="el" fo:country="GR" style:text-underline-mode="continuous" style:text-overline-mode="continuous" style:text-line-through-mode="continuous" style:font-name-asian="Arial Unicode MS" style:language-asian="zh" style:country-asian="CN" style:language-complex="hi" style:country-complex="IN" style:text-emphasize="none" style:font-relief="none" style:text-overline-style="none" style:text-overline-color="font-color"/>
    </style:style>
    <style:style style:name="ce5" style:family="table-cell" style:parent-style-name="TableStyleLight1">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TableStyleLight1" style:data-style-name="N8036">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7" style:family="table-cell" style:parent-style-name="Excel_20_Built-in_20_Normal" style:data-style-name="N803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8" style:family="table-cell" style:parent-style-name="Default">
      <style:table-cell-properties fo:background-color="transparent"/>
      <style:text-properties style:use-window-font-color="true" style:font-name="Courier New" fo:font-size="10pt" style:font-size-asian="10pt" style:font-size-complex="10pt"/>
    </style:style>
    <style:style style:name="T1" style:family="text">
      <style:text-properties fo:color="#0000c0" style:text-outline="false" style:text-line-through-style="none" style:text-position="0% 100%" style:font-name="Courier New1" fo:font-size="12pt" fo:font-style="italic" fo:text-shadow="none" style:text-underline-style="none" fo:font-weight="normal" style:font-size-asian="12pt" style:font-style-asian="italic" style:font-weight-asian="normal" style:font-name-complex="Courier New1" style:font-size-complex="12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4" table:default-cell-style-name="ce7"/>
        <table:table-column table:style-name="co4" table:default-cell-style-name="ce3"/>
        <table:table-column table:style-name="co7" table:default-cell-style-name="ce3"/>
        <table:table-column table:style-name="co4" table:number-columns-repeated="1013" table:default-cell-style-name="ce3"/>
        <table:table-column table:style-name="co4" table:number-columns-repeated="4" table:default-cell-style-name="ce8"/>
        <table:table-row table:style-name="ro4">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6" office:value-type="date" office:date-value="2013-12-03">
            <text:p>03/12/20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4">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6" office:value-type="date" office:date-value="2013-12-03">
            <text:p>03/12/20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4">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6" office:value-type="date" office:date-value="2013-12-03">
            <text:p>03/12/20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4">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6" office:value-type="date" office:date-value="2013-12-03">
            <text:p>03/12/20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4">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6" office:value-type="date" office:date-value="2013-12-03">
            <text:p>03/12/20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4">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6" office:value-type="date" office:date-value="2013-12-03">
            <text:p>03/12/20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4">
          <table:table-cell table:style-name="ce2" office:value-type="string">
            <text:p>AdminUserSearchTitle</text:p>
          </table:table-cell>
          <table:table-cell table:style-name="ce2" office:value-type="string">
            <text:p>Αναζήτηση Χρηστών</text:p>
          </table:table-cell>
          <table:table-cell table:style-name="ce2" office:value-type="string">
            <text:p>AdminUserSearchTitle</text:p>
          </table:table-cell>
          <table:table-cell table:style-name="ce2" office:value-type="string">
            <text:p>Search Users</text:p>
          </table:table-cell>
          <table:table-cell table:style-name="ce6" office:value-type="date" office:date-value="2013-12-03">
            <text:p>03/12/2013</text:p>
          </table:table-cell>
          <table:table-cell table:formula="of:=IF([.A7]=[.C7];&quot;OK&quot;;&quot;ERROR&quot;)" office:value-type="string" office:string-value="OK">
            <text:p>OK</text:p>
          </table:table-cell>
          <table:table-cell table:formula="of:=CONCATENATE([.A7];&quot;=&quot;;[.B7])" office:value-type="string" office:string-value="AdminUserSearchTitle=Αναζήτηση Χρηστών">
            <text:p>AdminUserSearchTitle=Αναζήτηση Χρηστών</text:p>
          </table:table-cell>
          <table:table-cell table:formula="of:=CONCATENATE([.C7];&quot;=&quot;;[.D7])" office:value-type="string" office:string-value="AdminUserSearchTitle=Search Users">
            <text:p>AdminUserSearchTitle=Search Users</text:p>
          </table:table-cell>
          <table:table-cell table:number-columns-repeated="1016"/>
        </table:table-row>
        <table:table-row table:style-name="ro4">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6" office:value-type="date" office:date-value="2013-12-03">
            <text:p>03/12/20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4">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6" office:value-type="date" office:date-value="2013-12-03">
            <text:p>03/12/20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6" office:value-type="date" office:date-value="2013-12-03">
            <text:p>03/12/20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4">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6" office:value-type="date" office:date-value="2013-12-03">
            <text:p>03/12/20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4">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6" office:value-type="date" office:date-value="2013-12-03">
            <text:p>03/12/20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4">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6" office:value-type="date" office:date-value="2013-12-03">
            <text:p>03/12/20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4">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6" office:value-type="date" office:date-value="2013-12-03">
            <text:p>03/12/20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4">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6" office:value-type="date" office:date-value="2013-12-03">
            <text:p>03/12/20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4">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6" office:value-type="date" office:date-value="2013-12-03">
            <text:p>03/12/20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4">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6" office:value-type="date" office:date-value="2013-12-03">
            <text:p>03/12/20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4">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6" office:value-type="date" office:date-value="2013-12-03">
            <text:p>03/12/20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4">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6" office:value-type="date" office:date-value="2013-12-03">
            <text:p>03/12/20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4">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6" office:value-type="date" office:date-value="2013-12-03">
            <text:p>03/12/20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4">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6" office:value-type="date" office:date-value="2013-12-03">
            <text:p>03/12/20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4">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6" office:value-type="date" office:date-value="2013-12-03">
            <text:p>03/12/20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4">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6" office:value-type="date" office:date-value="2013-12-03">
            <text:p>03/12/20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4">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6" office:value-type="date" office:date-value="2013-12-03">
            <text:p>03/12/20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4">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6" office:value-type="date" office:date-value="2013-12-03">
            <text:p>03/12/20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4">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6" office:value-type="date" office:date-value="2013-12-03">
            <text:p>03/12/20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4">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6" office:value-type="date" office:date-value="2013-12-03">
            <text:p>03/12/20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4">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6" office:value-type="date" office:date-value="2013-12-03">
            <text:p>03/12/20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4">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6" office:value-type="date" office:date-value="2013-12-03">
            <text:p>03/12/20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4">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6" office:value-type="date" office:date-value="2013-12-03">
            <text:p>03/12/20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4">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6" office:value-type="date" office:date-value="2013-12-03">
            <text:p>03/12/20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4">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6" office:value-type="date" office:date-value="2013-12-03">
            <text:p>03/12/20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4">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6" office:value-type="date" office:date-value="2013-12-03">
            <text:p>03/12/20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4">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6" office:value-type="date" office:date-value="2013-12-03">
            <text:p>03/12/20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4">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6" office:value-type="date" office:date-value="2013-12-03">
            <text:p>03/12/20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4">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6" office:value-type="date" office:date-value="2013-12-03">
            <text:p>03/12/20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4">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6" office:value-type="date" office:date-value="2013-12-03">
            <text:p>03/12/20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4">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6" office:value-type="date" office:date-value="2013-12-03">
            <text:p>03/12/20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4">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6" office:value-type="date" office:date-value="2013-12-03">
            <text:p>03/12/20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4">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6" office:value-type="date" office:date-value="2013-12-03">
            <text:p>03/12/20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4">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6" office:value-type="date" office:date-value="2013-12-03">
            <text:p>03/12/20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4">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6" office:value-type="date" office:date-value="2013-12-03">
            <text:p>03/12/20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4">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6" office:value-type="date" office:date-value="2013-12-03">
            <text:p>03/12/20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4">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6" office:value-type="date" office:date-value="2013-12-03">
            <text:p>03/12/20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4">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6" office:value-type="date" office:date-value="2013-12-03">
            <text:p>03/12/20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4">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6" office:value-type="date" office:date-value="2013-12-03">
            <text:p>03/12/20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4">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6" office:value-type="date" office:date-value="2013-12-03">
            <text:p>03/12/20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4">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6" office:value-type="date" office:date-value="2013-12-03">
            <text:p>03/12/20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6" office:value-type="date" office:date-value="2013-12-03">
            <text:p>03/12/20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6" office:value-type="date" office:date-value="2013-12-03">
            <text:p>03/12/20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4">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6" office:value-type="date" office:date-value="2013-12-03">
            <text:p>03/12/20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4">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6" office:value-type="date" office:date-value="2013-12-03">
            <text:p>03/12/20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4">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6" office:value-type="date" office:date-value="2013-12-03">
            <text:p>03/12/20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4">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6" office:value-type="date" office:date-value="2013-12-03">
            <text:p>03/12/20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4">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6" office:value-type="date" office:date-value="2013-12-03">
            <text:p>03/12/20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4">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6" office:value-type="date" office:date-value="2013-12-03">
            <text:p>03/12/20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4">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6" office:value-type="date" office:date-value="2013-12-03">
            <text:p>03/12/20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4">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6" office:value-type="date" office:date-value="2013-12-03">
            <text:p>03/12/20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4">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6" office:value-type="date" office:date-value="2013-12-03">
            <text:p>03/12/20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4">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6" office:value-type="date" office:date-value="2013-12-03">
            <text:p>03/12/20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4">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6" office:value-type="date" office:date-value="2013-12-03">
            <text:p>03/12/20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4">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6" office:value-type="date" office:date-value="2013-12-03">
            <text:p>03/12/20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4">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6" office:value-type="date" office:date-value="2013-12-03">
            <text:p>03/12/20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6" office:value-type="date" office:date-value="2013-12-03">
            <text:p>03/12/20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6" office:value-type="date" office:date-value="2013-12-03">
            <text:p>03/12/20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4">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6" office:value-type="date" office:date-value="2013-12-03">
            <text:p>03/12/20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4">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6" office:value-type="date" office:date-value="2013-12-03">
            <text:p>03/12/20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4">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6" office:value-type="date" office:date-value="2013-12-03">
            <text:p>03/12/20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4">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6" office:value-type="date" office:date-value="2013-12-03">
            <text:p>03/12/20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4">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6" office:value-type="date" office:date-value="2013-12-03">
            <text:p>03/12/20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4">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6" office:value-type="date" office:date-value="2013-12-03">
            <text:p>03/12/20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4">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6" office:value-type="date" office:date-value="2013-12-03">
            <text:p>03/12/20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4">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6" office:value-type="date" office:date-value="2013-12-03">
            <text:p>03/12/20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4">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6" office:value-type="date" office:date-value="2013-12-03">
            <text:p>03/12/20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4">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6" office:value-type="date" office:date-value="2013-12-03">
            <text:p>03/12/20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4">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6" office:value-type="date" office:date-value="2013-12-03">
            <text:p>03/12/20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4">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6" office:value-type="date" office:date-value="2013-12-03">
            <text:p>03/12/20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4">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6" office:value-type="date" office:date-value="2013-12-03">
            <text:p>03/12/20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4">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6" office:value-type="date" office:date-value="2013-12-03">
            <text:p>03/12/20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4">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6" office:value-type="date" office:date-value="2013-12-03">
            <text:p>03/12/20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4">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6" office:value-type="date" office:date-value="2013-12-03">
            <text:p>03/12/20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4">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6" office:value-type="date" office:date-value="2013-12-03">
            <text:p>03/12/20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4">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6" office:value-type="date" office:date-value="2013-12-03">
            <text:p>03/12/20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4">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6" office:value-type="date" office:date-value="2013-12-03">
            <text:p>03/12/20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4">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6" office:value-type="date" office:date-value="2013-12-03">
            <text:p>03/12/20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4">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6" office:value-type="date" office:date-value="2013-12-03">
            <text:p>03/12/20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4">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6" office:value-type="date" office:date-value="2013-12-03">
            <text:p>03/12/20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4">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6" office:value-type="date" office:date-value="2013-12-03">
            <text:p>03/12/20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4">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6" office:value-type="date" office:date-value="2013-12-03">
            <text:p>03/12/20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4">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6" office:value-type="date" office:date-value="2013-12-03">
            <text:p>03/12/20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4">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6" office:value-type="date" office:date-value="2013-12-03">
            <text:p>03/12/20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4">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6" office:value-type="date" office:date-value="2013-12-03">
            <text:p>03/12/20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4">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6" office:value-type="date" office:date-value="2013-12-03">
            <text:p>03/12/20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4">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6" office:value-type="date" office:date-value="2013-12-03">
            <text:p>03/12/20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4">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4">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6" office:value-type="date" office:date-value="2013-12-03">
            <text:p>03/12/20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4">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6" office:value-type="date" office:date-value="2013-12-03">
            <text:p>03/12/20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4">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4">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6" office:value-type="date" office:date-value="2013-12-03">
            <text:p>03/12/20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4">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6" office:value-type="date" office:date-value="2013-12-03">
            <text:p>03/12/20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4">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6" office:value-type="date" office:date-value="2013-12-03">
            <text:p>03/12/20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4">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the Election Committee unless the field 'Decision to form committee' has been filled in.</text:p>
          </table:table-cell>
          <table:table-cell table:style-name="ce6" office:value-type="date" office:date-value="2014-01-20">
            <text:p>20/01/2014</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the Election Committee unless the field 'Decision to form committee' has been filled in.">
            <text:p>error.committee.missing.apofasi.systasis.epitropis=Cannot save the Election Committee unless the field 'Decision to form committee' has been filled in.</text:p>
          </table:table-cell>
          <table:table-cell table:number-columns-repeated="1016"/>
        </table:table-row>
        <table:table-row table:style-name="ro4">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the Election Committee you need to fill first the field “Due date for candidates to declare evaluators”</text:p>
          </table:table-cell>
          <table:table-cell table:style-name="ce6" office:value-type="date" office:date-value="2014-01-20">
            <text:p>20/01/2014</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the Election Committee you need to fill first the field “Due date for candidates to declare evaluators”">
            <text:p>error.committee.missing.candidacyEvalutions.dueDate=In order to save the Election Committee you need to fill first the field “Due date for candidates to declare evaluators”</text:p>
          </table:table-cell>
          <table:table-cell table:number-columns-repeated="1016"/>
        </table:table-row>
        <table:table-row table:style-name="ro4">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6" office:value-type="date" office:date-value="2013-12-03">
            <text:p>03/12/20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6" office:value-type="date" office:date-value="2013-12-03">
            <text:p>03/12/20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6" office:value-type="date" office:date-value="2013-12-03">
            <text:p>03/12/20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6" office:value-type="date" office:date-value="2013-12-03">
            <text:p>03/12/20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4">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4">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6" office:value-type="date" office:date-value="2013-12-03">
            <text:p>03/12/20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4">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6" office:value-type="date" office:date-value="2013-12-03">
            <text:p>03/12/20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6" office:value-type="date" office:date-value="2013-12-03">
            <text:p>03/12/20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6" office:value-type="date" office:date-value="2013-12-03">
            <text:p>03/12/20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4">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6" office:value-type="date" office:date-value="2013-12-03">
            <text:p>03/12/20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6" office:value-type="date" office:date-value="2013-12-03">
            <text:p>03/12/20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6" office:value-type="date" office:date-value="2013-12-03">
            <text:p>03/12/20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6" office:value-type="date" office:date-value="2013-12-03">
            <text:p>03/12/20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6" office:value-type="date" office:date-value="2013-12-03">
            <text:p>03/12/20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6" office:value-type="date" office:date-value="2013-12-03">
            <text:p>03/12/20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6" office:value-type="date" office:date-value="2013-12-03">
            <text:p>03/12/20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4">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6" office:value-type="date" office:date-value="2013-12-03">
            <text:p>03/12/20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6" office:value-type="date" office:date-value="2013-12-03">
            <text:p>03/12/20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6" office:value-type="date" office:date-value="2013-12-03">
            <text:p>03/12/20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6" office:value-type="date" office:date-value="2013-12-03">
            <text:p>03/12/20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6" office:value-type="date" office:date-value="2013-12-03">
            <text:p>03/12/20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4">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6" office:value-type="date" office:date-value="2013-12-03">
            <text:p>03/12/20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6" office:value-type="date" office:date-value="2013-12-03">
            <text:p>03/12/20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6" office:value-type="date" office:date-value="2013-12-03">
            <text:p>03/12/20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4">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4">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6" office:value-type="date" office:date-value="2013-12-03">
            <text:p>03/12/20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4">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6" office:value-type="date" office:date-value="2013-12-03">
            <text:p>03/12/20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4">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6" office:value-type="date" office:date-value="2013-12-03">
            <text:p>03/12/20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4">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6" office:value-type="date" office:date-value="2013-12-03">
            <text:p>03/12/20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4">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6" office:value-type="date" office:date-value="2013-12-03">
            <text:p>03/12/20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4">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6" office:value-type="date" office:date-value="2013-12-03">
            <text:p>03/12/20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4">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4">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Election Proceedings' needs to be filled in before selecting Elected or Second Most Appropriate Candidate.</text:p>
          </table:table-cell>
          <table:table-cell table:style-name="ce6" office:value-type="date" office:date-value="2014-01-20">
            <text:p>20/01/2014</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Election Proceedings' needs to be filled in before selecting Elected or Second Most Appropriate Candidate.">
            <text:p>error.nomination.missing.praktiko.epilogis=The field 'Election Proceedings' needs to be filled in before selecting Elected or Second Most Appropriate Candidate.</text:p>
          </table:table-cell>
          <table:table-cell table:number-columns-repeated="1016"/>
        </table:table-row>
        <table:table-row table:style-name="ro4">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6" office:value-type="date" office:date-value="2013-12-03">
            <text:p>03/12/20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4">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6" office:value-type="date" office:date-value="2013-12-03">
            <text:p>03/12/20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4">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4">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6" office:value-type="date" office:date-value="2013-12-03">
            <text:p>03/12/20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4">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4">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4">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6" office:value-type="date" office:date-value="2013-12-03">
            <text:p>03/12/20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4">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6" office:value-type="date" office:date-value="2013-12-03">
            <text:p>03/12/20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4">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6" office:value-type="date" office:date-value="2013-12-03">
            <text:p>03/12/20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6" office:value-type="date" office:date-value="2013-12-03">
            <text:p>03/12/20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Election Proceedings'.</text:p>
          </table:table-cell>
          <table:table-cell table:style-name="ce6" office:value-type="date" office:date-value="2014-01-20">
            <text:p>20/01/2014</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Election Proceedings'.">
            <text:p>error.position.phase.stelexomeni.missing.praktiko.epilogis=You need to specify the field 'Elec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Committee.</text:p>
          </table:table-cell>
          <table:table-cell table:style-name="ce6" office:value-type="date" office:date-value="2014-01-20">
            <text:p>20/01/2014</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Committee.">
            <text:p>error.professor.is.committee.member=Cannot deactivate the profile; the Professor is an active member in a Committee.</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6" office:value-type="date" office:date-value="2013-12-03">
            <text:p>03/12/20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6" office:value-type="date" office:date-value="2013-12-03">
            <text:p>03/12/20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6" office:value-type="date" office:date-value="2013-12-03">
            <text:p>03/12/20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4">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6" office:value-type="date" office:date-value="2013-12-03">
            <text:p>03/12/20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4">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6" office:value-type="date" office:date-value="2013-12-03">
            <text:p>03/12/20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6" office:value-type="date" office:date-value="2013-12-03">
            <text:p>03/12/20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4">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6" office:value-type="date" office:date-value="2013-12-03">
            <text:p>03/12/20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6" office:value-type="date" office:date-value="2013-12-03">
            <text:p>03/12/20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4">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6" office:value-type="date" office:date-value="2013-12-03">
            <text:p>03/12/20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4">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6" office:value-type="date" office:date-value="2013-12-03">
            <text:p>03/12/20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6" office:value-type="date" office:date-value="2013-12-03">
            <text:p>03/12/20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4">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6" office:value-type="date" office:date-value="2013-12-03">
            <text:p>03/12/20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6" office:value-type="date" office:date-value="2013-12-03">
            <text:p>03/12/20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6" office:value-type="date" office:date-value="2013-12-03">
            <text:p>03/12/20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6" office:value-type="date" office:date-value="2013-12-03">
            <text:p>03/12/20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6" office:value-type="date" office:date-value="2013-12-03">
            <text:p>03/12/20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4">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6" office:value-type="date" office:date-value="2013-12-03">
            <text:p>03/12/20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6" office:value-type="date" office:date-value="2013-12-03">
            <text:p>03/12/20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6" office:value-type="date" office:date-value="2013-12-03">
            <text:p>03/12/20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6" office:value-type="date" office:date-value="2013-12-03">
            <text:p>03/12/20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6" office:value-type="date" office:date-value="2013-12-03">
            <text:p>03/12/20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6" office:value-type="date" office:date-value="2013-12-03">
            <text:p>03/12/20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6" office:value-type="date" office:date-value="2013-12-03">
            <text:p>03/12/20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6" office:value-type="date" office:date-value="2013-12-03">
            <text:p>03/12/20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4">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6" office:value-type="date" office:date-value="2013-12-03">
            <text:p>03/12/20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6" office:value-type="date" office:date-value="2013-12-03">
            <text:p>03/12/20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6" office:value-type="date" office:date-value="2013-12-03">
            <text:p>03/12/20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4">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6" office:value-type="date" office:date-value="2013-12-03">
            <text:p>03/12/20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6" office:value-type="date" office:date-value="2013-12-03">
            <text:p>03/12/20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4">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6" office:value-type="date" office:date-value="2013-12-03">
            <text:p>03/12/20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6" office:value-type="date" office:date-value="2013-12-03">
            <text:p>03/12/20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4">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6" office:value-type="date" office:date-value="2013-12-03">
            <text:p>03/12/20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6" office:value-type="date" office:date-value="2013-12-03">
            <text:p>03/12/20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6" office:value-type="date" office:date-value="2013-12-03">
            <text:p>03/12/20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4">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6" office:value-type="date" office:date-value="2013-12-03">
            <text:p>03/12/20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6" office:value-type="date" office:date-value="2013-12-03">
            <text:p>03/12/20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4">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6" office:value-type="date" office:date-value="2013-12-03">
            <text:p>03/12/20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4">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6" office:value-type="date" office:date-value="2013-12-03">
            <text:p>03/12/20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6" office:value-type="date" office:date-value="2013-12-03">
            <text:p>03/12/20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6" office:value-type="date" office:date-value="2013-12-03">
            <text:p>03/12/20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6" office:value-type="date" office:date-value="2013-12-03">
            <text:p>03/12/20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6" office:value-type="date" office:date-value="2013-12-03">
            <text:p>03/12/20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6" office:value-type="date" office:date-value="2013-12-03">
            <text:p>03/12/20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6" office:value-type="date" office:date-value="2013-12-03">
            <text:p>03/12/20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6" office:value-type="date" office:date-value="2013-12-03">
            <text:p>03/12/20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6" office:value-type="date" office:date-value="2013-12-03">
            <text:p>03/12/20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4">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6" office:value-type="date" office:date-value="2013-12-03">
            <text:p>03/12/20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4">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6" office:value-type="date" office:date-value="2013-12-03">
            <text:p>03/12/20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6" office:value-type="date" office:date-value="2013-12-03">
            <text:p>03/12/20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6" office:value-type="date" office:date-value="2013-12-03">
            <text:p>03/12/20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6" office:value-type="date" office:date-value="2013-12-03">
            <text:p>03/12/20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6" office:value-type="date" office:date-value="2013-12-03">
            <text:p>03/12/20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6" office:value-type="date" office:date-value="2013-12-03">
            <text:p>03/12/20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6" office:value-type="date" office:date-value="2013-12-03">
            <text:p>03/12/20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6" office:value-type="date" office:date-value="2013-12-03">
            <text:p>03/12/20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6" office:value-type="date" office:date-value="2013-12-03">
            <text:p>03/12/20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6" office:value-type="date" office:date-value="2013-12-03">
            <text:p>03/12/20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6" office:value-type="date" office:date-value="2013-12-03">
            <text:p>03/12/20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6" office:value-type="date" office:date-value="2013-12-03">
            <text:p>03/12/20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4">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6" office:value-type="date" office:date-value="2013-12-03">
            <text:p>03/12/20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6" office:value-type="date" office:date-value="2013-12-03">
            <text:p>03/12/20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6" office:value-type="date" office:date-value="2013-12-03">
            <text:p>03/12/20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6" office:value-type="date" office:date-value="2013-12-03">
            <text:p>03/12/20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4">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6" office:value-type="date" office:date-value="2013-12-03">
            <text:p>03/12/20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4">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Home</text:p>
          </table:table-cell>
          <table:table-cell table:style-name="ce6" office:value-type="date" office:date-value="2013-12-03">
            <text:p>03/12/2013</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Home">
            <text:p>HomeTitle=Home</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6" office:value-type="date" office:date-value="2013-12-03">
            <text:p>03/12/20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6" office:value-type="date" office:date-value="2013-12-03">
            <text:p>03/12/20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6" office:value-type="date" office:date-value="2013-12-03">
            <text:p>03/12/20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6" office:value-type="date" office:date-value="2013-12-03">
            <text:p>03/12/20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6" office:value-type="date" office:date-value="2013-12-03">
            <text:p>03/12/20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6" office:value-type="date" office:date-value="2013-12-03">
            <text:p>03/12/20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6" office:value-type="date" office:date-value="2013-12-03">
            <text:p>03/12/20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6" office:value-type="date" office:date-value="2013-12-03">
            <text:p>03/12/20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6" office:value-type="date" office:date-value="2013-12-03">
            <text:p>03/12/20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6" office:value-type="date" office:date-value="2013-12-03">
            <text:p>03/12/20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6" office:value-type="date" office:date-value="2013-12-03">
            <text:p>03/12/20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6" office:value-type="date" office:date-value="2013-12-03">
            <text:p>03/12/20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6" office:value-type="date" office:date-value="2013-12-03">
            <text:p>03/12/20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4">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6" office:value-type="date" office:date-value="2013-12-03">
            <text:p>03/12/20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6" office:value-type="date" office:date-value="2013-12-03">
            <text:p>03/12/20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6" office:value-type="date" office:date-value="2013-12-03">
            <text:p>03/12/20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6" office:value-type="date" office:date-value="2013-12-03">
            <text:p>03/12/20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6" office:value-type="date" office:date-value="2013-12-03">
            <text:p>03/12/20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6" office:value-type="date" office:date-value="2013-12-03">
            <text:p>03/12/20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6" office:value-type="date" office:date-value="2013-12-03">
            <text:p>03/12/20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6" office:value-type="date" office:date-value="2013-12-03">
            <text:p>03/12/20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6" office:value-type="date" office:date-value="2013-12-03">
            <text:p>03/12/20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6" office:value-type="date" office:date-value="2013-12-03">
            <text:p>03/12/20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6" office:value-type="date" office:date-value="2013-12-03">
            <text:p>03/12/20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4">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6" office:value-type="date" office:date-value="2013-12-03">
            <text:p>03/12/20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6" office:value-type="date" office:date-value="2013-12-03">
            <text:p>03/12/20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6" office:value-type="date" office:date-value="2013-12-03">
            <text:p>03/12/20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6" office:value-type="date" office:date-value="2013-12-03">
            <text:p>03/12/20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6" office:value-type="date" office:date-value="2013-12-03">
            <text:p>03/12/20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6" office:value-type="date" office:date-value="2013-12-03">
            <text:p>03/12/20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4">
          <table:table-cell table:style-name="ce2" office:value-type="string">
            <text:p>menu_adminusers</text:p>
          </table:table-cell>
          <table:table-cell table:style-name="ce2" office:value-type="string">
            <text:p>Αναζήτηση Χρηστών</text:p>
          </table:table-cell>
          <table:table-cell table:style-name="ce2" office:value-type="string">
            <text:p>menu_adminusers</text:p>
          </table:table-cell>
          <table:table-cell table:style-name="ce2" office:value-type="string">
            <text:p>Search Users</text:p>
          </table:table-cell>
          <table:table-cell table:style-name="ce6" office:value-type="date" office:date-value="2013-12-03">
            <text:p>03/12/2013</text:p>
          </table:table-cell>
          <table:table-cell table:formula="of:=IF([.A251]=[.C251];&quot;OK&quot;;&quot;ERROR&quot;)" office:value-type="string" office:string-value="OK">
            <text:p>OK</text:p>
          </table:table-cell>
          <table:table-cell table:formula="of:=CONCATENATE([.A251];&quot;=&quot;;[.B251])" office:value-type="string" office:string-value="menu_adminusers=Αναζήτηση Χρηστών">
            <text:p>menu_adminusers=Αναζήτηση Χρηστών</text:p>
          </table:table-cell>
          <table:table-cell table:formula="of:=CONCATENATE([.C251];&quot;=&quot;;[.D251])" office:value-type="string" office:string-value="menu_adminusers=Search Users">
            <text:p>menu_adminusers=Search Users</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6" office:value-type="date" office:date-value="2013-12-03">
            <text:p>03/12/20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6" office:value-type="date" office:date-value="2013-12-03">
            <text:p>03/12/20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6" office:value-type="date" office:date-value="2013-12-03">
            <text:p>03/12/2013</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Home">
            <text:p>menu_home=Home</text:p>
          </table:table-cell>
          <table:table-cell table:number-columns-repeated="1016"/>
        </table:table-row>
        <table:table-row table:style-name="ro4">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6" office:value-type="date" office:date-value="2013-12-03">
            <text:p>03/12/20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6" office:value-type="date" office:date-value="2013-12-03">
            <text:p>03/12/20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4">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6" office:value-type="date" office:date-value="2013-12-03">
            <text:p>03/12/20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6" office:value-type="date" office:date-value="2013-12-03">
            <text:p>03/12/20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6" office:value-type="date" office:date-value="2013-12-03">
            <text:p>03/12/20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6" office:value-type="date" office:date-value="2013-12-03">
            <text:p>03/12/20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6" office:value-type="date" office:date-value="2013-12-03">
            <text:p>03/12/20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6" office:value-type="date" office:date-value="2013-12-03">
            <text:p>03/12/20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6" office:value-type="date" office:date-value="2013-12-03">
            <text:p>03/12/20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4">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6" office:value-type="date" office:date-value="2013-12-03">
            <text:p>03/12/20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4">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6" office:value-type="date" office:date-value="2013-12-03">
            <text:p>03/12/20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4">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6" office:value-type="date" office:date-value="2013-12-03">
            <text:p>03/12/20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6" office:value-type="date" office:date-value="2013-12-03">
            <text:p>03/12/20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6" office:value-type="date" office:date-value="2013-12-03">
            <text:p>03/12/20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6" office:value-type="date" office:date-value="2013-12-03">
            <text:p>03/12/20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6" office:value-type="date" office:date-value="2013-12-03">
            <text:p>03/12/20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6" office:value-type="date" office:date-value="2013-12-03">
            <text:p>03/12/20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4">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6" office:value-type="date" office:date-value="2013-12-03">
            <text:p>03/12/20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6" office:value-type="date" office:date-value="2013-12-03">
            <text:p>03/12/20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6" office:value-type="date" office:date-value="2013-12-03">
            <text:p>03/12/20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6" office:value-type="date" office:date-value="2013-12-03">
            <text:p>03/12/20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6" office:value-type="date" office:date-value="2013-12-03">
            <text:p>03/12/20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6" office:value-type="date" office:date-value="2013-12-03">
            <text:p>03/12/20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Elected</text:p>
          </table:table-cell>
          <table:table-cell table:style-name="ce6" office:value-type="date" office:date-value="2014-01-20">
            <text:p>20/01/2014</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Elected">
            <text:p>NominatedCandidacy=Elected</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6" office:value-type="date" office:date-value="2013-12-03">
            <text:p>03/12/20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4">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6" office:value-type="date" office:date-value="2013-12-03">
            <text:p>03/12/20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6" office:value-type="date" office:date-value="2013-12-03">
            <text:p>03/12/20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4">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6" office:value-type="date" office:date-value="2013-12-03">
            <text:p>03/12/20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4">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6" office:value-type="date" office:date-value="2013-12-03">
            <text:p>03/12/20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6" office:value-type="date" office:date-value="2013-12-03">
            <text:p>03/12/20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6" office:value-type="date" office:date-value="2013-12-03">
            <text:p>03/12/20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6" office:value-type="date" office:date-value="2013-12-03">
            <text:p>03/12/20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6" office:value-type="date" office:date-value="2013-12-03">
            <text:p>03/12/20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6" office:value-type="date" office:date-value="2013-12-03">
            <text:p>03/12/20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6" office:value-type="date" office:date-value="2013-12-03">
            <text:p>03/12/20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6" office:value-type="date" office:date-value="2013-12-03">
            <text:p>03/12/20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4">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6" office:value-type="date" office:date-value="2013-12-03">
            <text:p>03/12/20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6" office:value-type="date" office:date-value="2013-12-03">
            <text:p>03/12/20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4">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6" office:value-type="date" office:date-value="2013-12-03">
            <text:p>03/12/20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6" office:value-type="date" office:date-value="2013-12-03">
            <text:p>03/12/20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6" office:value-type="date" office:date-value="2013-12-03">
            <text:p>03/12/20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6" office:value-type="date" office:date-value="2013-12-03">
            <text:p>03/12/20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6" office:value-type="date" office:date-value="2013-12-03">
            <text:p>03/12/20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6" office:value-type="date" office:date-value="2013-12-03">
            <text:p>03/12/20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6" office:value-type="date" office:date-value="2013-12-03">
            <text:p>03/12/20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6" office:value-type="date" office:date-value="2013-12-03">
            <text:p>03/12/20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6" office:value-type="date" office:date-value="2013-12-03">
            <text:p>03/12/20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6" office:value-type="date" office:date-value="2013-12-03">
            <text:p>03/12/20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6" office:value-type="date" office:date-value="2013-12-03">
            <text:p>03/12/20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6" office:value-type="date" office:date-value="2013-12-03">
            <text:p>03/12/20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6" office:value-type="date" office:date-value="2013-12-03">
            <text:p>03/12/20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4">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6" office:value-type="date" office:date-value="2013-12-03">
            <text:p>03/12/20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6" office:value-type="date" office:date-value="2013-12-03">
            <text:p>03/12/20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6" office:value-type="date" office:date-value="2013-12-03">
            <text:p>03/12/20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6" office:value-type="date" office:date-value="2013-12-03">
            <text:p>03/12/20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6" office:value-type="date" office:date-value="2013-12-03">
            <text:p>03/12/20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6" office:value-type="date" office:date-value="2013-12-03">
            <text:p>03/12/20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6" office:value-type="date" office:date-value="2013-12-03">
            <text:p>03/12/20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6" office:value-type="date" office:date-value="2013-12-03">
            <text:p>03/12/20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6" office:value-type="date" office:date-value="2013-12-03">
            <text:p>03/12/20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6" office:value-type="date" office:date-value="2013-12-03">
            <text:p>03/12/20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6" office:value-type="date" office:date-value="2013-12-03">
            <text:p>03/12/20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6" office:value-type="date" office:date-value="2013-12-03">
            <text:p>03/12/20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6" office:value-type="date" office:date-value="2013-12-03">
            <text:p>03/12/20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6" office:value-type="date" office:date-value="2013-12-03">
            <text:p>03/12/20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6" office:value-type="date" office:date-value="2013-12-03">
            <text:p>03/12/20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6" office:value-type="date" office:date-value="2013-12-03">
            <text:p>03/12/20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6" office:value-type="date" office:date-value="2013-12-03">
            <text:p>03/12/20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6" office:value-type="date" office:date-value="2013-12-03">
            <text:p>03/12/20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6" office:value-type="date" office:date-value="2013-12-03">
            <text:p>03/12/20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6" office:value-type="date" office:date-value="2013-12-03">
            <text:p>03/12/20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4">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6" office:value-type="date" office:date-value="2013-12-03">
            <text:p>03/12/20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4">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6" office:value-type="date" office:date-value="2013-12-03">
            <text:p>03/12/20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4">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6" office:value-type="date" office:date-value="2013-12-03">
            <text:p>03/12/20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4">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6" office:value-type="date" office:date-value="2013-12-03">
            <text:p>03/12/20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6" office:value-type="date" office:date-value="2013-12-03">
            <text:p>03/12/20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6" office:value-type="date" office:date-value="2013-12-03">
            <text:p>03/12/20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6" office:value-type="date" office:date-value="2013-12-03">
            <text:p>03/12/20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6" office:value-type="date" office:date-value="2013-12-03">
            <text:p>03/12/20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6" office:value-type="date" office:date-value="2013-12-03">
            <text:p>03/12/20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6" office:value-type="date" office:date-value="2013-12-03">
            <text:p>03/12/20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6" office:value-type="date" office:date-value="2013-12-03">
            <text:p>03/12/20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4">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6" office:value-type="date" office:date-value="2013-12-03">
            <text:p>03/12/20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6" office:value-type="date" office:date-value="2013-12-03">
            <text:p>03/12/20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6" office:value-type="date" office:date-value="2013-12-03">
            <text:p>03/12/20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6" office:value-type="date" office:date-value="2013-12-03">
            <text:p>03/12/20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4">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6" office:value-type="date" office:date-value="2013-12-03">
            <text:p>03/12/20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6" office:value-type="date" office:date-value="2013-12-03">
            <text:p>03/12/20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6" office:value-type="date" office:date-value="2013-12-03">
            <text:p>03/12/20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4">
          <table:table-cell table:style-name="ce2" office:value-type="string">
            <text:p>ProsklisiKosmitoraFile</text:p>
          </table:table-cell>
          <table:table-cell table:style-name="ce2" office:value-type="string">
            <text:p>Πρόσκληση Κοσμήτορα για Σύγκληση της Επιτροπής για επιλογή</text:p>
          </table:table-cell>
          <table:table-cell table:style-name="ce2" office:value-type="string">
            <text:p>ProsklisiKosmitoraFile</text:p>
          </table:table-cell>
          <table:table-cell table:style-name="ce2" office:value-type="string">
            <text:p>Dean's invitation for convocation of the Committee</text:p>
          </table:table-cell>
          <table:table-cell table:style-name="ce6" office:value-type="date" office:date-value="2014-01-20">
            <text:p>20/01/2014</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Κοσμήτορα για Σύγκληση της Επιτροπής για επιλογή">
            <text:p>ProsklisiKosmitoraFile=Πρόσκληση Κοσμήτορα για Σύγκληση της Επιτροπής για επιλογή</text:p>
          </table:table-cell>
          <table:table-cell table:formula="of:=CONCATENATE([.C344];&quot;=&quot;;[.D344])" office:value-type="string" office:string-value="ProsklisiKosmitoraFile=Dean's invitation for convocation of the Committee">
            <text:p>ProsklisiKosmitoraFile=Dean's invitation for convocation of the Committee</text:p>
          </table:table-cell>
          <table:table-cell table:number-columns-repeated="1016"/>
        </table:table-row>
        <table:table-row table:style-name="ro4">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6" office:value-type="date" office:date-value="2013-12-03">
            <text:p>03/12/20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6" office:value-type="date" office:date-value="2013-12-03">
            <text:p>03/12/20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6" office:value-type="date" office:date-value="2013-12-03">
            <text:p>03/12/20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6" office:value-type="date" office:date-value="2013-12-03">
            <text:p>03/12/20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6" office:value-type="date" office:date-value="2013-12-03">
            <text:p>03/12/20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6" office:value-type="date" office:date-value="2013-12-03">
            <text:p>03/12/20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6" office:value-type="date" office:date-value="2013-12-03">
            <text:p>03/12/20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6" office:value-type="date" office:date-value="2013-12-03">
            <text:p>03/12/20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6" office:value-type="date" office:date-value="2013-12-03">
            <text:p>03/12/20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6" office:value-type="date" office:date-value="2013-12-03">
            <text:p>03/12/20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4">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6" office:value-type="date" office:date-value="2013-12-03">
            <text:p>03/12/20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6" office:value-type="date" office:date-value="2013-12-03">
            <text:p>03/12/20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6" office:value-type="date" office:date-value="2013-12-03">
            <text:p>03/12/20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6" office:value-type="date" office:date-value="2013-12-03">
            <text:p>03/12/20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4">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6" office:value-type="date" office:date-value="2013-12-03">
            <text:p>03/12/2013</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ε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6" office:value-type="date" office:date-value="2013-12-03">
            <text:p>03/12/20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6" office:value-type="date" office:date-value="2013-12-03">
            <text:p>03/12/20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6" office:value-type="date" office:date-value="2013-12-03">
            <text:p>03/12/20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4">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6" office:value-type="date" office:date-value="2013-12-03">
            <text:p>03/12/20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4">
          <table:table-cell table:style-name="ce2" office:value-type="string">
            <text:p>ShibbolethFields</text:p>
          </table:table-cell>
          <table:table-cell table:style-name="ce2" office:value-type="string">
            <text:p>Πεδία που επεστράφησαν από τον Κατάλογο του Ιδρύματος</text:p>
          </table:table-cell>
          <table:table-cell table:style-name="ce2" office:value-type="string">
            <text:p>ShibbolethFields</text:p>
          </table:table-cell>
          <table:table-cell table:style-name="ce2" office:value-type="string">
            <text:p>Fields specified from your home organization</text:p>
          </table:table-cell>
          <table:table-cell table:style-name="ce6" office:value-type="date" office:date-value="2013-12-03">
            <text:p>03/12/2013</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Ιδρύματος">
            <text:p>ShibbolethFields=Πεδία που επεστράφησαν από τον Κατάλογο του Ιδρύματος</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6" office:value-type="date" office:date-value="2013-12-03">
            <text:p>03/12/20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6" office:value-type="date" office:date-value="2013-12-03">
            <text:p>03/12/20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4">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6" office:value-type="date" office:date-value="2013-12-03">
            <text:p>03/12/20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4">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6" office:value-type="date" office:date-value="2013-12-03">
            <text:p>03/12/20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6" office:value-type="date" office:date-value="2013-12-03">
            <text:p>03/12/20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6" office:value-type="date" office:date-value="2013-12-03">
            <text:p>03/12/20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6" office:value-type="date" office:date-value="2013-12-03">
            <text:p>03/12/20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6" office:value-type="date" office:date-value="2013-12-03">
            <text:p>03/12/20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4">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6" office:value-type="date" office:date-value="2013-12-03">
            <text:p>03/12/20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4">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6" office:value-type="date" office:date-value="2013-12-03">
            <text:p>03/12/2013</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4">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6" office:value-type="date" office:date-value="2013-12-03">
            <text:p>03/12/20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4">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6" office:value-type="date" office:date-value="2013-12-03">
            <text:p>03/12/20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4">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6" office:value-type="date" office:date-value="2013-12-03">
            <text:p>03/12/20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4">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6" office:value-type="date" office:date-value="2013-12-03">
            <text:p>03/12/20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4">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6" office:value-type="date" office:date-value="2013-12-03">
            <text:p>03/12/20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6" office:value-type="date" office:date-value="2013-12-03">
            <text:p>03/12/20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6" office:value-type="date" office:date-value="2013-12-03">
            <text:p>03/12/20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6" office:value-type="date" office:date-value="2013-12-03">
            <text:p>03/12/20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6" office:value-type="date" office:date-value="2013-12-03">
            <text:p>03/12/20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6" office:value-type="date" office:date-value="2013-12-03">
            <text:p>03/12/20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4">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6" office:value-type="date" office:date-value="2013-12-03">
            <text:p>03/12/20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6" office:value-type="date" office:date-value="2013-12-03">
            <text:p>03/12/20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4">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6" office:value-type="date" office:date-value="2013-12-03">
            <text:p>03/12/20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4">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6" office:value-type="date" office:date-value="2013-12-03">
            <text:p>03/12/20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4">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6" office:value-type="date" office:date-value="2013-12-03">
            <text:p>03/12/20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6" office:value-type="date" office:date-value="2013-12-03">
            <text:p>03/12/20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6" office:value-type="date" office:date-value="2013-12-03">
            <text:p>03/12/20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6" office:value-type="date" office:date-value="2013-12-03">
            <text:p>03/12/20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6" office:value-type="date" office:date-value="2013-12-03">
            <text:p>03/12/20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6" office:value-type="date" office:date-value="2013-12-03">
            <text:p>03/12/20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6" office:value-type="date" office:date-value="2013-12-03">
            <text:p>03/12/20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6" office:value-type="date" office:date-value="2013-12-03">
            <text:p>03/12/20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6" office:value-type="date" office:date-value="2013-12-03">
            <text:p>03/12/20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6" office:value-type="date" office:date-value="2013-12-03">
            <text:p>03/12/20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6" office:value-type="date" office:date-value="2013-12-03">
            <text:p>03/12/20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6" office:value-type="date" office:date-value="2013-12-03">
            <text:p>03/12/20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4">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6" office:value-type="date" office:date-value="2013-12-03">
            <text:p>03/12/20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6" office:value-type="date" office:date-value="2013-12-03">
            <text:p>03/12/20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6" office:value-type="date" office:date-value="2013-12-03">
            <text:p>03/12/20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6" office:value-type="date" office:date-value="2013-12-03">
            <text:p>03/12/20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6" office:value-type="date" office:date-value="2013-12-03">
            <text:p>03/12/20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4">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6" office:value-type="date" office:date-value="2013-12-03">
            <text:p>03/12/2013</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4">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6" office:value-type="date" office:date-value="2013-12-03">
            <text:p>03/12/20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4">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6" office:value-type="date" office:date-value="2013-12-03">
            <text:p>03/12/20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4">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6" office:value-type="date" office:date-value="2013-12-03">
            <text:p>03/12/2013</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4">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6" office:value-type="date" office:date-value="2013-12-03">
            <text:p>03/12/20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4">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6" office:value-type="date" office:date-value="2013-12-03">
            <text:p>03/12/20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6" office:value-type="date" office:date-value="2013-12-03">
            <text:p>03/12/20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6" office:value-type="date" office:date-value="2013-12-03">
            <text:p>03/12/20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4">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6" office:value-type="date" office:date-value="2013-12-03">
            <text:p>03/12/20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4">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6" office:value-type="date" office:date-value="2013-12-03">
            <text:p>03/12/20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6" office:value-type="date" office:date-value="2013-12-03">
            <text:p>03/12/20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4">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6" office:value-type="date" office:date-value="2013-12-03">
            <text:p>03/12/20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4">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6" office:value-type="date" office:date-value="2013-12-03">
            <text:p>03/12/20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6" office:value-type="date" office:date-value="2013-12-03">
            <text:p>03/12/20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4">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6" office:value-type="date" office:date-value="2013-12-03">
            <text:p>03/12/20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6" office:value-type="date" office:date-value="2013-12-03">
            <text:p>03/12/20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4">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6" office:value-type="date" office:date-value="2013-12-03">
            <text:p>03/12/20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6" office:value-type="date" office:date-value="2013-12-03">
            <text:p>03/12/20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6" office:value-type="date" office:date-value="2013-12-03">
            <text:p>03/12/20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6" office:value-type="date" office:date-value="2013-12-03">
            <text:p>03/12/20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6" office:value-type="date" office:date-value="2013-12-03">
            <text:p>03/12/20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4">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6" office:value-type="date" office:date-value="2013-12-03">
            <text:p>03/12/2013</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6" office:value-type="date" office:date-value="2013-12-03">
            <text:p>03/12/20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6" office:value-type="date" office:date-value="2013-12-03">
            <text:p>03/12/20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6" office:value-type="date" office:date-value="2013-12-03">
            <text:p>03/12/20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6" office:value-type="date" office:date-value="2013-12-03">
            <text:p>03/12/20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4">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6" office:value-type="date" office:date-value="2013-12-03">
            <text:p>03/12/2013</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6" office:value-type="date" office:date-value="2013-12-03">
            <text:p>03/12/20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6" office:value-type="date" office:date-value="2013-12-03">
            <text:p>03/12/20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6" office:value-type="date" office:date-value="2013-12-03">
            <text:p>03/12/20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6" office:value-type="date" office:date-value="2013-12-03">
            <text:p>03/12/20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6" office:value-type="date" office:date-value="2013-12-03">
            <text:p>03/12/20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6" office:value-type="date" office:date-value="2013-12-03">
            <text:p>03/12/20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6" office:value-type="date" office:date-value="2013-12-03">
            <text:p>03/12/20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6" office:value-type="date" office:date-value="2013-12-03">
            <text:p>03/12/20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6" office:value-type="date" office:date-value="2013-12-03">
            <text:p>03/12/20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6" office:value-type="date" office:date-value="2013-12-03">
            <text:p>03/12/20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6" office:value-type="date" office:date-value="2013-12-03">
            <text:p>03/12/20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6" office:value-type="date" office:date-value="2013-12-03">
            <text:p>03/12/20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6" office:value-type="date" office:date-value="2013-12-03">
            <text:p>03/12/20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6" office:value-type="date" office:date-value="2013-12-03">
            <text:p>03/12/20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6" office:value-type="date" office:date-value="2013-12-03">
            <text:p>03/12/20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4">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6" office:value-type="date" office:date-value="2013-12-03">
            <text:p>03/12/20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4">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6" office:value-type="date" office:date-value="2013-12-04">
            <text:p>04/12/20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6" office:value-type="date" office:date-value="2013-12-04">
            <text:p>04/12/20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4">
          <table:table-cell table:style-name="ce2" office:value-type="string">
            <text:p>OpenIssue</text:p>
          </table:table-cell>
          <table:table-cell table:style-name="ce2" office:value-type="string">
            <text:p>Αποστολή Δελτίου στο Γραφείο Αρωγής</text:p>
          </table:table-cell>
          <table:table-cell table:style-name="ce2" office:value-type="string">
            <text:p>OpenIssue</text:p>
          </table:table-cell>
          <table:table-cell table:style-name="ce2" office:value-type="string">
            <text:p>Send issue to Helpdesk</text:p>
          </table:table-cell>
          <table:table-cell table:style-name="ce6" office:value-type="date" office:date-value="2013-01-15">
            <text:p>15/01/2013</text:p>
          </table:table-cell>
          <table:table-cell table:formula="of:=IF([.A451]=[.C451];&quot;OK&quot;;&quot;ERROR&quot;)" office:value-type="string" office:string-value="OK">
            <text:p>OK</text:p>
          </table:table-cell>
          <table:table-cell table:formula="of:=CONCATENATE([.A451];&quot;=&quot;;[.B451])" office:value-type="string" office:string-value="OpenIssue=Αποστολή Δελτίου στο Γραφείο Αρωγής">
            <text:p>OpenIssue=Αποστολή Δελτίου στο Γραφείο Αρωγής</text:p>
          </table:table-cell>
          <table:table-cell table:formula="of:=CONCATENATE([.C451];&quot;=&quot;;[.D451])" office:value-type="string" office:string-value="OpenIssue=Send issue to Helpdesk">
            <text:p>OpenIssue=Send issue to Helpdesk</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6" office:value-type="date" office:date-value="2013-12-04">
            <text:p>04/12/20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4">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2" office:value-type="string">
            <text:p>You must accept the terms</text:p>
          </table:table-cell>
          <table:table-cell table:style-name="ce6" office:value-type="date" office:date-value="2013-12-04">
            <text:p>04/12/20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6" office:value-type="date" office:date-value="2013-12-11">
            <text:p>11/12/20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4">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6" office:value-type="date" office:date-value="2013-12-11">
            <text:p>11/12/20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4">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6" office:value-type="date" office:date-value="2013-12-11">
            <text:p>11/12/20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4">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6" office:value-type="date" office:date-value="2013-12-11">
            <text:p>11/12/20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4">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6" office:value-type="date" office:date-value="2013-12-11">
            <text:p>11/12/20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text:p>
          </table:table-cell>
          <table:table-cell table:style-name="ce6" office:value-type="date" office:date-value="2014-01-20">
            <text:p>20/01/2014</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text:p>FEKCheckbox=No discipline reported in FEK (Government Gazette)</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6" office:value-type="date" office:date-value="2013-12-11">
            <text:p>11/12/20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2" office:value-type="string">
            <text:p>I accept the terms of use</text:p>
          </table:table-cell>
          <table:table-cell table:style-name="ce6" office:value-type="date" office:date-value="2013-12-11">
            <text:p>11/12/20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nstructions_ShibbolethRegistration</text:p>
          </table:table-cell>
          <table:table-cell table:style-name="ce2"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2"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6" office:value-type="date" office:date-value="2013-12-11">
            <text:p>11/12/20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6" office:value-type="date" office:date-value="2013-12-11">
            <text:p>11/12/20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6" office:value-type="date" office:date-value="2013-12-11">
            <text:p>11/12/20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6" office:value-type="date" office:date-value="2013-12-19">
            <text:p>19/12/20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error.login.wrong.registration.type</text:p>
          </table:table-cell>
          <table:table-cell table:style-name="ce2" office:value-type="string">
            <text:p>Ο χρήστης δεν υποστηρίζει το συγκεκριμένο τρόπο εισόδου</text:p>
          </table:table-cell>
          <table:table-cell table:style-name="ce2" office:value-type="string">
            <text:p>error.login.wrong.registration.type</text:p>
          </table:table-cell>
          <table:table-cell table:style-name="ce2" office:value-type="string">
            <text:p>User does not support this authentication method</text:p>
          </table:table-cell>
          <table:table-cell table:style-name="ce6" office:value-type="date" office:date-value="2013-12-19">
            <text:p>19/12/20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2">
          <table:table-cell table:style-name="ce2" office:value-type="string">
            <text:p>account_helpdesk_for_edit</text:p>
          </table:table-cell>
          <table:table-cell table:style-name="ce2" office:value-type="string">
            <text:p><text:a xlink:href="https://apella.minedu.gov.gr/contac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a></text:p>
          </table:table-cell>
          <table:table-cell table:style-name="ce2" office:value-type="string">
            <text:p>account_helpdesk_for_edit</text:p>
          </table:table-cell>
          <table:table-cell table:style-name="ce2" office:value-type="string">
            <text:p><text:a xlink:href="https://apella.minedu.gov.gr/en/contact-en">In order to change some of the already filled data of your account or profile please contact the &lt;a href="https://apella.minedu.gov.gr/en/contact-en"&gt;Helpdesk&lt;/a&gt;.</text:a></text:p>
          </table:table-cell>
          <table:table-cell table:style-name="ce6" office:value-type="date" office:date-value="2014-01-20">
            <text:p>20/01/20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quot;https://apella.minedu.gov.gr/contact&quo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apella.minedu.gov.gr/en/contact-en&quot;&gt;Helpdesk&lt;/a&gt;.">
            <text:p>account_helpdesk_for_edit=In order to change some of the already filled data of your account or profile please contact the &lt;a href="https://apella.minedu.gov.gr/en/contact-en"&gt;Helpdesk&lt;/a&gt;.</text:p>
          </table:table-cell>
          <table:table-cell table:number-columns-repeated="1016"/>
        </table:table-row>
        <table:table-row table:style-name="ro4">
          <table:table-cell table:style-name="ce2" office:value-type="string">
            <text:p>ApellaTerms</text:p>
          </table:table-cell>
          <table:table-cell table:style-name="ce2"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2"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6" office:value-type="date" office:date-value="2014-01-07">
            <text:p>07/01/20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6" office:value-type="date" office:date-value="2014-01-07">
            <text:p>07/01/20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4">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6" office:value-type="date" office:date-value="2014-01-07">
            <text:p>07/01/20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4">
          <table:table-cell table:style-name="ce2" office:value-type="string">
            <text:p>Instructions_ShibbolethLogin</text:p>
          </table:table-cell>
          <table:table-cell table:style-name="ce2"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style-name="ce2" office:value-type="string">
            <text:p>Instructions_ShibbolethLogin</text:p>
          </table:table-cell>
          <table:table-cell table:style-name="ce2"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text:p>
          </table:table-cell>
          <table:table-cell table:style-name="ce6" office:value-type="date" office:date-value="2014-01-07">
            <text:p>07/01/20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In order to login as a domestic professor (rank A or B)  you will have to use the link you received via e-mail. If you have not received the e-mail with the link for your account, please contact the &lt;a href=&quot;https://apella.minedu.gov.gr/en/contact-en&quot;&gt;Helpdesk&lt;/a&gt;  to apply for a new one.">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6" office:value-type="date" office:date-value="2014-01-07">
            <text:p>07/01/20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Home">
            <text:p>menu_home=Home</text:p>
          </table:table-cell>
          <table:table-cell table:number-columns-repeated="1016"/>
        </table:table-row>
        <table:table-row table:style-name="ro4">
          <table:table-cell table:style-name="ce2" office:value-type="string">
            <text:p>ShibbolethLogin</text:p>
          </table:table-cell>
          <table:table-cell table:style-name="ce2" office:value-type="string">
            <text:p>Είσοδος μέσω οικείου φορέα (μόνο για Ερευνητές Ημεδαπής Α' και Β' βαθμίδας)</text:p>
          </table:table-cell>
          <table:table-cell table:style-name="ce2" office:value-type="string">
            <text:p>ShibbolethLogin</text:p>
          </table:table-cell>
          <table:table-cell table:style-name="ce2" office:value-type="string">
            <text:p>Home organization Login</text:p>
          </table:table-cell>
          <table:table-cell table:style-name="ce6" office:value-type="date" office:date-value="2014-01-07">
            <text:p>07/01/20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Ερευνητές Ημεδαπής Α' και Β' βαθμίδας)">
            <text:p>ShibbolethLogin=Είσοδος μέσω οικείου φορέα (μόνο για Ερευνητές Ημεδαπής Α' και Β' βαθμίδας)</text:p>
          </table:table-cell>
          <table:table-cell table:formula="of:=CONCATENATE([.C473];&quot;=&quot;;[.D473])" office:value-type="string" office:string-value="ShibbolethLogin=Home organization Login">
            <text:p>ShibbolethLogin=Home organization Login</text:p>
          </table:table-cell>
          <table:table-cell table:number-columns-repeated="1016"/>
        </table:table-row>
        <table:table-row table:style-name="ro4">
          <table:table-cell table:style-name="ce2" office:value-type="string">
            <text:p>IssueType_REGISTRATION</text:p>
          </table:table-cell>
          <table:table-cell table:style-name="ce2" office:value-type="string">
            <text:p>Εγγραφή/Πιστοποίηση</text:p>
          </table:table-cell>
          <table:table-cell table:style-name="ce2" office:value-type="string">
            <text:p>IssueType_REGISTRATION</text:p>
          </table:table-cell>
          <table:table-cell table:style-name="ce2" office:value-type="string">
            <text:p>Registration</text:p>
          </table:table-cell>
          <table:table-cell table:style-name="ce6" office:value-type="date" office:date-value="2014-01-14">
            <text:p>14/01/2014</text:p>
          </table:table-cell>
          <table:table-cell table:formula="of:=IF([.A474]=[.C474];&quot;OK&quot;;&quot;ERROR&quot;)" office:value-type="string" office:string-value="OK">
            <text:p>OK</text:p>
          </table:table-cell>
          <table:table-cell table:formula="of:=CONCATENATE([.A474];&quot;=&quot;;[.B474])" office:value-type="string" office:string-value="IssueType_REGISTRATION=Εγγραφή/Πιστοποίηση">
            <text:p>IssueType_REGISTRATION=Εγγραφή/Πιστοποίηση</text:p>
          </table:table-cell>
          <table:table-cell table:formula="of:=CONCATENATE([.C474];&quot;=&quot;;[.D474])" office:value-type="string" office:string-value="IssueType_REGISTRATION=Registration">
            <text:p>IssueType_REGISTRATION=Registration</text:p>
          </table:table-cell>
          <table:table-cell table:number-columns-repeated="1016"/>
        </table:table-row>
        <table:table-row table:style-name="ro4">
          <table:table-cell table:style-name="ce2" office:value-type="string">
            <text:p>IssueType_GENERAL_INFORMATION</text:p>
          </table:table-cell>
          <table:table-cell table:style-name="ce2" office:value-type="string">
            <text:p>γενικές πληροφορίες</text:p>
          </table:table-cell>
          <table:table-cell table:style-name="ce2" office:value-type="string">
            <text:p>IssueType_GENERAL_INFORMATION</text:p>
          </table:table-cell>
          <table:table-cell table:style-name="ce2" office:value-type="string">
            <text:p>General information</text:p>
          </table:table-cell>
          <table:table-cell table:style-name="ce6" office:value-type="date" office:date-value="2014-01-14">
            <text:p>14/01/2014</text:p>
          </table:table-cell>
          <table:table-cell table:formula="of:=IF([.A475]=[.C475];&quot;OK&quot;;&quot;ERROR&quot;)" office:value-type="string" office:string-value="OK">
            <text:p>OK</text:p>
          </table:table-cell>
          <table:table-cell table:formula="of:=CONCATENATE([.A475];&quot;=&quot;;[.B475])" office:value-type="string" office:string-value="IssueType_GENERAL_INFORMATION=γενικές πληροφορίες">
            <text:p>IssueType_GENERAL_INFORMATION=γενικές πληροφορίες</text:p>
          </table:table-cell>
          <table:table-cell table:formula="of:=CONCATENATE([.C475];&quot;=&quot;;[.D475])" office:value-type="string" office:string-value="IssueType_GENERAL_INFORMATION=General information">
            <text:p>IssueType_GENERAL_INFORMATION=General information</text:p>
          </table:table-cell>
          <table:table-cell table:number-columns-repeated="1016"/>
        </table:table-row>
        <table:table-row table:style-name="ro4">
          <table:table-cell table:style-name="ce2" office:value-type="string">
            <text:p>IssueType_LOGIN</text:p>
          </table:table-cell>
          <table:table-cell table:style-name="ce2" office:value-type="string">
            <text:p>θέματα πρόσβασης</text:p>
          </table:table-cell>
          <table:table-cell table:style-name="ce2" office:value-type="string">
            <text:p>IssueType_LOGIN</text:p>
          </table:table-cell>
          <table:table-cell table:style-name="ce2" office:value-type="string">
            <text:p>Access issues</text:p>
          </table:table-cell>
          <table:table-cell table:style-name="ce6" office:value-type="date" office:date-value="2014-01-14">
            <text:p>14/01/2014</text:p>
          </table:table-cell>
          <table:table-cell table:formula="of:=IF([.A476]=[.C476];&quot;OK&quot;;&quot;ERROR&quot;)" office:value-type="string" office:string-value="OK">
            <text:p>OK</text:p>
          </table:table-cell>
          <table:table-cell table:formula="of:=CONCATENATE([.A476];&quot;=&quot;;[.B476])" office:value-type="string" office:string-value="IssueType_LOGIN=θέματα πρόσβασης">
            <text:p>IssueType_LOGIN=θέματα πρόσβασης</text:p>
          </table:table-cell>
          <table:table-cell table:formula="of:=CONCATENATE([.C476];&quot;=&quot;;[.D476])" office:value-type="string" office:string-value="IssueType_LOGIN=Access issues">
            <text:p>IssueType_LOGIN=Access issues</text:p>
          </table:table-cell>
          <table:table-cell table:number-columns-repeated="1016"/>
        </table:table-row>
        <table:table-row table:style-name="ro4">
          <table:table-cell table:style-name="ce2" office:value-type="string">
            <text:p>IssueType_ACCOUNT_MODIFICATION</text:p>
          </table:table-cell>
          <table:table-cell table:style-name="ce2" office:value-type="string">
            <text:p>μεταβολή στοιχείων</text:p>
          </table:table-cell>
          <table:table-cell table:style-name="ce2" office:value-type="string">
            <text:p>IssueType_ACCOUNT_MODIFICATION</text:p>
          </table:table-cell>
          <table:table-cell table:style-name="ce2" office:value-type="string">
            <text:p>Data changes</text:p>
          </table:table-cell>
          <table:table-cell table:style-name="ce6" office:value-type="date" office:date-value="2014-01-14">
            <text:p>14/01/2014</text:p>
          </table:table-cell>
          <table:table-cell table:formula="of:=IF([.A477]=[.C477];&quot;OK&quot;;&quot;ERROR&quot;)" office:value-type="string" office:string-value="OK">
            <text:p>OK</text:p>
          </table:table-cell>
          <table:table-cell table:formula="of:=CONCATENATE([.A477];&quot;=&quot;;[.B477])" office:value-type="string" office:string-value="IssueType_ACCOUNT_MODIFICATION=μεταβολή στοιχείων">
            <text:p>IssueType_ACCOUNT_MODIFICATION=μεταβολή στοιχείων</text:p>
          </table:table-cell>
          <table:table-cell table:formula="of:=CONCATENATE([.C477];&quot;=&quot;;[.D477])" office:value-type="string" office:string-value="IssueType_ACCOUNT_MODIFICATION=Data changes">
            <text:p>IssueType_ACCOUNT_MODIFICATION=Data changes</text:p>
          </table:table-cell>
          <table:table-cell table:number-columns-repeated="1016"/>
        </table:table-row>
        <table:table-row table:style-name="ro4">
          <table:table-cell table:style-name="ce2" office:value-type="string">
            <text:p>IssueType_ERROR</text:p>
          </table:table-cell>
          <table:table-cell table:style-name="ce2" office:value-type="string">
            <text:p>Πρόβλημα</text:p>
          </table:table-cell>
          <table:table-cell table:style-name="ce2" office:value-type="string">
            <text:p>IssueType_ERROR</text:p>
          </table:table-cell>
          <table:table-cell table:style-name="ce2" office:value-type="string">
            <text:p>Problem</text:p>
          </table:table-cell>
          <table:table-cell table:style-name="ce6" office:value-type="date" office:date-value="2014-01-14">
            <text:p>14/01/2014</text:p>
          </table:table-cell>
          <table:table-cell table:formula="of:=IF([.A478]=[.C478];&quot;OK&quot;;&quot;ERROR&quot;)" office:value-type="string" office:string-value="OK">
            <text:p>OK</text:p>
          </table:table-cell>
          <table:table-cell table:formula="of:=CONCATENATE([.A478];&quot;=&quot;;[.B478])" office:value-type="string" office:string-value="IssueType_ERROR=Πρόβλημα">
            <text:p>IssueType_ERROR=Πρόβλημα</text:p>
          </table:table-cell>
          <table:table-cell table:formula="of:=CONCATENATE([.C478];&quot;=&quot;;[.D478])" office:value-type="string" office:string-value="IssueType_ERROR=Problem">
            <text:p>IssueType_ERROR=Problem</text:p>
          </table:table-cell>
          <table:table-cell table:number-columns-repeated="1016"/>
        </table:table-row>
        <table:table-row table:style-name="ro4">
          <table:table-cell table:style-name="ce2" office:value-type="string">
            <text:p>IssueType_COMPLAINT</text:p>
          </table:table-cell>
          <table:table-cell table:style-name="ce2" office:value-type="string">
            <text:p>Παράπονα</text:p>
          </table:table-cell>
          <table:table-cell table:style-name="ce2" office:value-type="string">
            <text:p>IssueType_COMPLAINT</text:p>
          </table:table-cell>
          <table:table-cell table:style-name="ce2" office:value-type="string">
            <text:p>Complaints</text:p>
          </table:table-cell>
          <table:table-cell table:style-name="ce6" office:value-type="date" office:date-value="2014-01-14">
            <text:p>14/01/2014</text:p>
          </table:table-cell>
          <table:table-cell table:formula="of:=IF([.A479]=[.C479];&quot;OK&quot;;&quot;ERROR&quot;)" office:value-type="string" office:string-value="OK">
            <text:p>OK</text:p>
          </table:table-cell>
          <table:table-cell table:formula="of:=CONCATENATE([.A479];&quot;=&quot;;[.B479])" office:value-type="string" office:string-value="IssueType_COMPLAINT=Παράπονα">
            <text:p>IssueType_COMPLAINT=Παράπονα</text:p>
          </table:table-cell>
          <table:table-cell table:formula="of:=CONCATENATE([.C479];&quot;=&quot;;[.D479])" office:value-type="string" office:string-value="IssueType_COMPLAINT=Complaints">
            <text:p>IssueType_COMPLAINT=Complaints</text:p>
          </table:table-cell>
          <table:table-cell table:number-columns-repeated="1016"/>
        </table:table-row>
        <table:table-row table:style-name="ro4">
          <table:table-cell table:style-name="ce2" office:value-type="string">
            <text:p>menu_issues</text:p>
          </table:table-cell>
          <table:table-cell table:style-name="ce2" office:value-type="string">
            <text:p>Επικοινωνία με Γραφείο Αρωγής</text:p>
          </table:table-cell>
          <table:table-cell table:style-name="ce2" office:value-type="string">
            <text:p>menu_issues</text:p>
          </table:table-cell>
          <table:table-cell table:style-name="ce2" office:value-type="string">
            <text:p>Helpdesk Support</text:p>
          </table:table-cell>
          <table:table-cell table:style-name="ce6" office:value-type="date" office:date-value="2014-01-20">
            <text:p>20/01/2014</text:p>
          </table:table-cell>
          <table:table-cell table:formula="of:=IF([.A480]=[.C480];&quot;OK&quot;;&quot;ERROR&quot;)" office:value-type="string" office:string-value="OK">
            <text:p>OK</text:p>
          </table:table-cell>
          <table:table-cell table:formula="of:=CONCATENATE([.A480];&quot;=&quot;;[.B480])" office:value-type="string" office:string-value="menu_issues=Επικοινωνία με Γραφείο Αρωγής">
            <text:p>menu_issues=Επικοινωνία με Γραφείο Αρωγής</text:p>
          </table:table-cell>
          <table:table-cell table:formula="of:=CONCATENATE([.C480];&quot;=&quot;;[.D480])" office:value-type="string" office:string-value="menu_issues=Helpdesk Support">
            <text:p>menu_issues=Helpdesk Support</text:p>
          </table:table-cell>
          <table:table-cell table:number-columns-repeated="1016"/>
        </table:table-row>
        <table:table-row table:style-name="ro4">
          <table:table-cell table:style-name="ce2" office:value-type="string">
            <text:p>IssueListTitle</text:p>
          </table:table-cell>
          <table:table-cell table:style-name="ce2" office:value-type="string">
            <text:p>Λίστα δελτίων που απεστάλησαν στο Γραφείο Αρωγής Χρηστών</text:p>
          </table:table-cell>
          <table:table-cell table:style-name="ce2" office:value-type="string">
            <text:p>IssueListTitle</text:p>
          </table:table-cell>
          <table:table-cell table:style-name="ce2" office:value-type="string">
            <text:p>List of issues sent to the Helpdesk</text:p>
          </table:table-cell>
          <table:table-cell table:style-name="ce6" office:value-type="date" office:date-value="2014-01-20">
            <text:p>20/01/2014</text:p>
          </table:table-cell>
          <table:table-cell table:formula="of:=IF([.A481]=[.C481];&quot;OK&quot;;&quot;ERROR&quot;)" office:value-type="string" office:string-value="OK">
            <text:p>OK</text:p>
          </table:table-cell>
          <table:table-cell table:formula="of:=CONCATENATE([.A481];&quot;=&quot;;[.B481])" office:value-type="string" office:string-value="IssueListTitle=Λίστα δελτίων που απεστάλησαν στο Γραφείο Αρωγής Χρηστών">
            <text:p>IssueListTitle=Λίστα δελτίων που απεστάλησαν στο Γραφείο Αρωγής Χρηστών</text:p>
          </table:table-cell>
          <table:table-cell table:formula="of:=CONCATENATE([.C481];&quot;=&quot;;[.D481])" office:value-type="string" office:string-value="IssueListTitle=List of issues sent to the Helpdesk">
            <text:p>IssueListTitle=List of issues sent to the Helpdesk</text:p>
          </table:table-cell>
          <table:table-cell table:number-columns-repeated="1016"/>
        </table:table-row>
        <table:table-row table:style-name="ro4">
          <table:table-cell table:style-name="ce2" office:value-type="string">
            <text:p>IssueType</text:p>
          </table:table-cell>
          <table:table-cell table:style-name="ce2" office:value-type="string">
            <text:p>Τύπος δελτίου</text:p>
          </table:table-cell>
          <table:table-cell table:style-name="ce2" office:value-type="string">
            <text:p>IssueType</text:p>
          </table:table-cell>
          <table:table-cell table:style-name="ce2" office:value-type="string">
            <text:p>Issue Type</text:p>
          </table:table-cell>
          <table:table-cell table:style-name="ce6" office:value-type="date" office:date-value="2014-01-15">
            <text:p>15/01/2014</text:p>
          </table:table-cell>
          <table:table-cell table:formula="of:=IF([.A482]=[.C482];&quot;OK&quot;;&quot;ERROR&quot;)" office:value-type="string" office:string-value="OK">
            <text:p>OK</text:p>
          </table:table-cell>
          <table:table-cell table:formula="of:=CONCATENATE([.A482];&quot;=&quot;;[.B482])" office:value-type="string" office:string-value="IssueType=Τύπος δελτίου">
            <text:p>IssueType=Τύπος δελτίου</text:p>
          </table:table-cell>
          <table:table-cell table:formula="of:=CONCATENATE([.C482];&quot;=&quot;;[.D482])" office:value-type="string" office:string-value="IssueType=Issue Type">
            <text:p>IssueType=Issue Type</text:p>
          </table:table-cell>
          <table:table-cell table:number-columns-repeated="1016"/>
        </table:table-row>
        <table:table-row table:style-name="ro4">
          <table:table-cell table:style-name="ce2" office:value-type="string">
            <text:p>IssueCall</text:p>
          </table:table-cell>
          <table:table-cell table:style-name="ce2" office:value-type="string">
            <text:p>Είδος Κλήσης</text:p>
          </table:table-cell>
          <table:table-cell table:style-name="ce2" office:value-type="string">
            <text:p>IssueCall</text:p>
          </table:table-cell>
          <table:table-cell table:style-name="ce2" office:value-type="string">
            <text:p>Call</text:p>
          </table:table-cell>
          <table:table-cell table:style-name="ce6" office:value-type="date" office:date-value="2014-01-15">
            <text:p>15/01/2014</text:p>
          </table:table-cell>
          <table:table-cell table:formula="of:=IF([.A483]=[.C483];&quot;OK&quot;;&quot;ERROR&quot;)" office:value-type="string" office:string-value="OK">
            <text:p>OK</text:p>
          </table:table-cell>
          <table:table-cell table:formula="of:=CONCATENATE([.A483];&quot;=&quot;;[.B483])" office:value-type="string" office:string-value="IssueCall=Είδος Κλήσης">
            <text:p>IssueCall=Είδος Κλήσης</text:p>
          </table:table-cell>
          <table:table-cell table:formula="of:=CONCATENATE([.C483];&quot;=&quot;;[.D483])" office:value-type="string" office:string-value="IssueCall=Call">
            <text:p>IssueCall=Call</text:p>
          </table:table-cell>
          <table:table-cell table:number-columns-repeated="1016"/>
        </table:table-row>
        <table:table-row table:style-name="ro4">
          <table:table-cell table:style-name="ce2" office:value-type="string">
            <text:p>IssueCall_INCOMING</text:p>
          </table:table-cell>
          <table:table-cell table:style-name="ce2" office:value-type="string">
            <text:p>Εισερχόμενη</text:p>
          </table:table-cell>
          <table:table-cell table:style-name="ce2" office:value-type="string">
            <text:p>IssueCall_INCOMING</text:p>
          </table:table-cell>
          <table:table-cell table:style-name="ce2" office:value-type="string">
            <text:p>Incoming</text:p>
          </table:table-cell>
          <table:table-cell table:style-name="ce6" office:value-type="date" office:date-value="2014-01-15">
            <text:p>15/01/2014</text:p>
          </table:table-cell>
          <table:table-cell table:formula="of:=IF([.A484]=[.C484];&quot;OK&quot;;&quot;ERROR&quot;)" office:value-type="string" office:string-value="OK">
            <text:p>OK</text:p>
          </table:table-cell>
          <table:table-cell table:formula="of:=CONCATENATE([.A484];&quot;=&quot;;[.B484])" office:value-type="string" office:string-value="IssueCall_INCOMING=Εισερχόμενη">
            <text:p>IssueCall_INCOMING=Εισερχόμενη</text:p>
          </table:table-cell>
          <table:table-cell table:formula="of:=CONCATENATE([.C484];&quot;=&quot;;[.D484])" office:value-type="string" office:string-value="IssueCall_INCOMING=Incoming">
            <text:p>IssueCall_INCOMING=Incoming</text:p>
          </table:table-cell>
          <table:table-cell table:number-columns-repeated="1016"/>
        </table:table-row>
        <table:table-row table:style-name="ro4">
          <table:table-cell table:style-name="ce2" office:value-type="string">
            <text:p>IssueCall_OUTGOING</text:p>
          </table:table-cell>
          <table:table-cell table:style-name="ce2" office:value-type="string">
            <text:p>Εξερχόμενη</text:p>
          </table:table-cell>
          <table:table-cell table:style-name="ce2" office:value-type="string">
            <text:p>IssueCall_OUTGOING</text:p>
          </table:table-cell>
          <table:table-cell table:style-name="ce2" office:value-type="string">
            <text:p>Outgoing</text:p>
          </table:table-cell>
          <table:table-cell table:style-name="ce6" office:value-type="date" office:date-value="2014-01-15">
            <text:p>15/01/2014</text:p>
          </table:table-cell>
          <table:table-cell table:formula="of:=IF([.A485]=[.C485];&quot;OK&quot;;&quot;ERROR&quot;)" office:value-type="string" office:string-value="OK">
            <text:p>OK</text:p>
          </table:table-cell>
          <table:table-cell table:formula="of:=CONCATENATE([.A485];&quot;=&quot;;[.B485])" office:value-type="string" office:string-value="IssueCall_OUTGOING=Εξερχόμενη">
            <text:p>IssueCall_OUTGOING=Εξερχόμενη</text:p>
          </table:table-cell>
          <table:table-cell table:formula="of:=CONCATENATE([.C485];&quot;=&quot;;[.D485])" office:value-type="string" office:string-value="IssueCall_OUTGOING=Outgoing">
            <text:p>IssueCall_OUTGOING=Outgoing</text:p>
          </table:table-cell>
          <table:table-cell table:number-columns-repeated="1016"/>
        </table:table-row>
        <table:table-row table:style-name="ro4">
          <table:table-cell table:style-name="ce2" office:value-type="string">
            <text:p>IssueSummary</text:p>
          </table:table-cell>
          <table:table-cell table:style-name="ce2" office:value-type="string">
            <text:p>Θέμα</text:p>
          </table:table-cell>
          <table:table-cell table:style-name="ce2" office:value-type="string">
            <text:p>IssueSummary</text:p>
          </table:table-cell>
          <table:table-cell table:style-name="ce2" office:value-type="string">
            <text:p>Subject</text:p>
          </table:table-cell>
          <table:table-cell table:style-name="ce6" office:value-type="date" office:date-value="2014-01-15">
            <text:p>15/01/2014</text:p>
          </table:table-cell>
          <table:table-cell table:formula="of:=IF([.A486]=[.C486];&quot;OK&quot;;&quot;ERROR&quot;)" office:value-type="string" office:string-value="OK">
            <text:p>OK</text:p>
          </table:table-cell>
          <table:table-cell table:formula="of:=CONCATENATE([.A486];&quot;=&quot;;[.B486])" office:value-type="string" office:string-value="IssueSummary=Θέμα">
            <text:p>IssueSummary=Θέμα</text:p>
          </table:table-cell>
          <table:table-cell table:formula="of:=CONCATENATE([.C486];&quot;=&quot;;[.D486])" office:value-type="string" office:string-value="IssueSummary=Subject">
            <text:p>IssueSummary=Subject</text:p>
          </table:table-cell>
          <table:table-cell table:number-columns-repeated="1016"/>
        </table:table-row>
        <table:table-row table:style-name="ro4">
          <table:table-cell table:style-name="ce2" office:value-type="string">
            <text:p>IssueStatus</text:p>
          </table:table-cell>
          <table:table-cell table:style-name="ce2" office:value-type="string">
            <text:p>Κατάσταση</text:p>
          </table:table-cell>
          <table:table-cell table:style-name="ce2" office:value-type="string">
            <text:p>IssueStatus</text:p>
          </table:table-cell>
          <table:table-cell table:style-name="ce2" office:value-type="string">
            <text:p>Status</text:p>
          </table:table-cell>
          <table:table-cell table:style-name="ce6" office:value-type="date" office:date-value="2014-01-15">
            <text:p>15/01/2014</text:p>
          </table:table-cell>
          <table:table-cell table:formula="of:=IF([.A487]=[.C487];&quot;OK&quot;;&quot;ERROR&quot;)" office:value-type="string" office:string-value="OK">
            <text:p>OK</text:p>
          </table:table-cell>
          <table:table-cell table:formula="of:=CONCATENATE([.A487];&quot;=&quot;;[.B487])" office:value-type="string" office:string-value="IssueStatus=Κατάσταση">
            <text:p>IssueStatus=Κατάσταση</text:p>
          </table:table-cell>
          <table:table-cell table:formula="of:=CONCATENATE([.C487];&quot;=&quot;;[.D487])" office:value-type="string" office:string-value="IssueStatus=Status">
            <text:p>IssueStatus=Status</text:p>
          </table:table-cell>
          <table:table-cell table:number-columns-repeated="1016"/>
        </table:table-row>
        <table:table-row table:style-name="ro4">
          <table:table-cell table:style-name="ce2" office:value-type="string">
            <text:p>IssueStatus_OPEN</text:p>
          </table:table-cell>
          <table:table-cell table:style-name="ce2" office:value-type="string">
            <text:p>Ανοιχτό</text:p>
          </table:table-cell>
          <table:table-cell table:style-name="ce2" office:value-type="string">
            <text:p>IssueStatus_OPEN</text:p>
          </table:table-cell>
          <table:table-cell table:style-name="ce2" office:value-type="string">
            <text:p>Open</text:p>
          </table:table-cell>
          <table:table-cell table:style-name="ce6" office:value-type="date" office:date-value="2014-01-15">
            <text:p>15/01/2014</text:p>
          </table:table-cell>
          <table:table-cell table:formula="of:=IF([.A488]=[.C488];&quot;OK&quot;;&quot;ERROR&quot;)" office:value-type="string" office:string-value="OK">
            <text:p>OK</text:p>
          </table:table-cell>
          <table:table-cell table:formula="of:=CONCATENATE([.A488];&quot;=&quot;;[.B488])" office:value-type="string" office:string-value="IssueStatus_OPEN=Ανοιχτό">
            <text:p>IssueStatus_OPEN=Ανοιχτό</text:p>
          </table:table-cell>
          <table:table-cell table:formula="of:=CONCATENATE([.C488];&quot;=&quot;;[.D488])" office:value-type="string" office:string-value="IssueStatus_OPEN=Open">
            <text:p>IssueStatus_OPEN=Open</text:p>
          </table:table-cell>
          <table:table-cell table:number-columns-repeated="1016"/>
        </table:table-row>
        <table:table-row table:style-name="ro4">
          <table:table-cell table:style-name="ce2" office:value-type="string">
            <text:p>IssueStatus_CLOSED</text:p>
          </table:table-cell>
          <table:table-cell table:style-name="ce2" office:value-type="string">
            <text:p>Κλειστό</text:p>
          </table:table-cell>
          <table:table-cell table:style-name="ce2" office:value-type="string">
            <text:p>IssueStatus_CLOSED</text:p>
          </table:table-cell>
          <table:table-cell table:style-name="ce2" office:value-type="string">
            <text:p>Closed</text:p>
          </table:table-cell>
          <table:table-cell table:style-name="ce6" office:value-type="date" office:date-value="2014-01-15">
            <text:p>15/01/2014</text:p>
          </table:table-cell>
          <table:table-cell table:formula="of:=IF([.A489]=[.C489];&quot;OK&quot;;&quot;ERROR&quot;)" office:value-type="string" office:string-value="OK">
            <text:p>OK</text:p>
          </table:table-cell>
          <table:table-cell table:formula="of:=CONCATENATE([.A489];&quot;=&quot;;[.B489])" office:value-type="string" office:string-value="IssueStatus_CLOSED=Κλειστό">
            <text:p>IssueStatus_CLOSED=Κλειστό</text:p>
          </table:table-cell>
          <table:table-cell table:formula="of:=CONCATENATE([.C489];&quot;=&quot;;[.D489])" office:value-type="string" office:string-value="IssueStatus_CLOSED=Closed">
            <text:p>IssueStatus_CLOSED=Closed</text:p>
          </table:table-cell>
          <table:table-cell table:number-columns-repeated="1016"/>
        </table:table-row>
        <table:table-row table:style-name="ro3">
          <table:table-cell table:style-name="ce2" office:value-type="string">
            <text:p>IssueStatus_<text:span text:style-name="T1">IN_PROGRESS</text:span></text:p>
          </table:table-cell>
          <table:table-cell table:style-name="ce2" office:value-type="string">
            <text:p>Σε εξέλιξη</text:p>
          </table:table-cell>
          <table:table-cell table:style-name="ce2" office:value-type="string">
            <text:p>IssueStatus_<text:span text:style-name="T1">IN_PROGRESS</text:span></text:p>
          </table:table-cell>
          <table:table-cell table:style-name="ce2" office:value-type="string">
            <text:p>In progress</text:p>
          </table:table-cell>
          <table:table-cell table:style-name="ce6" office:value-type="date" office:date-value="2014-01-20">
            <text:p>20/01/2014</text:p>
          </table:table-cell>
          <table:table-cell table:formula="of:=IF([.A490]=[.C490];&quot;OK&quot;;&quot;ERROR&quot;)" office:value-type="string" office:string-value="OK">
            <text:p>OK</text:p>
          </table:table-cell>
          <table:table-cell table:formula="of:=CONCATENATE([.A490];&quot;=&quot;;[.B490])" office:value-type="string" office:string-value="IssueStatus_IN_PROGRESS=Σε εξέλιξη">
            <text:p>IssueStatus_IN_PROGRESS=Σε εξέλιξη</text:p>
          </table:table-cell>
          <table:table-cell table:formula="of:=CONCATENATE([.C490];&quot;=&quot;;[.D490])" office:value-type="string" office:string-value="IssueStatus_IN_PROGRESS=In progress">
            <text:p>IssueStatus_IN_PROGRESS=In progress</text:p>
          </table:table-cell>
          <table:table-cell table:number-columns-repeated="1016"/>
        </table:table-row>
        <table:table-row table:style-name="ro3">
          <table:table-cell table:style-name="ce2" office:value-type="string">
            <text:p>IssueStatus_<text:span text:style-name="T1">REOPENED</text:span></text:p>
          </table:table-cell>
          <table:table-cell table:style-name="ce2" office:value-type="string">
            <text:p>Ανοιχτό εκ νέου</text:p>
          </table:table-cell>
          <table:table-cell table:style-name="ce2" office:value-type="string">
            <text:p>IssueStatus_<text:span text:style-name="T1">REOPENED</text:span></text:p>
          </table:table-cell>
          <table:table-cell table:style-name="ce2" office:value-type="string">
            <text:p>Reopened</text:p>
          </table:table-cell>
          <table:table-cell table:style-name="ce6" office:value-type="date" office:date-value="2014-01-15">
            <text:p>15/01/2014</text:p>
          </table:table-cell>
          <table:table-cell table:formula="of:=IF([.A491]=[.C491];&quot;OK&quot;;&quot;ERROR&quot;)" office:value-type="string" office:string-value="OK">
            <text:p>OK</text:p>
          </table:table-cell>
          <table:table-cell table:formula="of:=CONCATENATE([.A491];&quot;=&quot;;[.B491])" office:value-type="string" office:string-value="IssueStatus_REOPENED=Ανοιχτό εκ νέου">
            <text:p>IssueStatus_REOPENED=Ανοιχτό εκ νέου</text:p>
          </table:table-cell>
          <table:table-cell table:formula="of:=CONCATENATE([.C491];&quot;=&quot;;[.D491])" office:value-type="string" office:string-value="IssueStatus_REOPENED=Reopened">
            <text:p>IssueStatus_REOPENED=Reopened</text:p>
          </table:table-cell>
          <table:table-cell table:number-columns-repeated="1016"/>
        </table:table-row>
        <table:table-row table:style-name="ro3">
          <table:table-cell table:style-name="ce2" office:value-type="string">
            <text:p>IssueStatus_<text:span text:style-name="T1">RESOLVED</text:span></text:p>
          </table:table-cell>
          <table:table-cell table:style-name="ce2" office:value-type="string">
            <text:p>Επιλυθέν</text:p>
          </table:table-cell>
          <table:table-cell table:style-name="ce2" office:value-type="string">
            <text:p>IssueStatus_<text:span text:style-name="T1">RESOLVED</text:span></text:p>
          </table:table-cell>
          <table:table-cell table:style-name="ce2" office:value-type="string">
            <text:p>Resolved</text:p>
          </table:table-cell>
          <table:table-cell table:style-name="ce6" office:value-type="date" office:date-value="2014-01-20">
            <text:p>20/01/2014</text:p>
          </table:table-cell>
          <table:table-cell table:formula="of:=IF([.A492]=[.C492];&quot;OK&quot;;&quot;ERROR&quot;)" office:value-type="string" office:string-value="OK">
            <text:p>OK</text:p>
          </table:table-cell>
          <table:table-cell table:formula="of:=CONCATENATE([.A492];&quot;=&quot;;[.B492])" office:value-type="string" office:string-value="IssueStatus_RESOLVED=Επιλυθέν">
            <text:p>IssueStatus_RESOLVED=Επιλυθέν</text:p>
          </table:table-cell>
          <table:table-cell table:formula="of:=CONCATENATE([.C492];&quot;=&quot;;[.D492])" office:value-type="string" office:string-value="IssueStatus_RESOLVED=Resolved">
            <text:p>IssueStatus_RESOLVED=Resolved</text:p>
          </table:table-cell>
          <table:table-cell table:number-columns-repeated="1016"/>
        </table:table-row>
        <table:table-row table:style-name="ro4">
          <table:table-cell table:style-name="ce2" office:value-type="string">
            <text:p>IssueUpdated</text:p>
          </table:table-cell>
          <table:table-cell table:style-name="ce2" office:value-type="string">
            <text:p>Τελευταία Τροποποίηση</text:p>
          </table:table-cell>
          <table:table-cell table:style-name="ce2" office:value-type="string">
            <text:p>IssueUpdated</text:p>
          </table:table-cell>
          <table:table-cell table:style-name="ce5" office:value-type="string">
            <text:p>Last update</text:p>
          </table:table-cell>
          <table:table-cell table:style-name="ce6" office:value-type="date" office:date-value="2014-01-15">
            <text:p>15/01/2014</text:p>
          </table:table-cell>
          <table:table-cell table:formula="of:=IF([.A493]=[.C493];&quot;OK&quot;;&quot;ERROR&quot;)" office:value-type="string" office:string-value="OK">
            <text:p>OK</text:p>
          </table:table-cell>
          <table:table-cell table:formula="of:=CONCATENATE([.A493];&quot;=&quot;;[.B493])" office:value-type="string" office:string-value="IssueUpdated=Τελευταία Τροποποίηση">
            <text:p>IssueUpdated=Τελευταία Τροποποίηση</text:p>
          </table:table-cell>
          <table:table-cell table:formula="of:=CONCATENATE([.C493];&quot;=&quot;;[.D493])" office:value-type="string" office:string-value="IssueUpdated=Last update">
            <text:p>IssueUpdated=Last update</text:p>
          </table:table-cell>
          <table:table-cell table:number-columns-repeated="1016"/>
        </table:table-row>
        <table:table-row table:style-name="ro4">
          <table:table-cell table:style-name="ce2" office:value-type="string">
            <text:p>btn_resendLoginEmail</text:p>
          </table:table-cell>
          <table:table-cell table:style-name="ce2" office:value-type="string">
            <text:p>Επαναποστολή e-mail εισόδου</text:p>
          </table:table-cell>
          <table:table-cell table:style-name="ce2" office:value-type="string">
            <text:p>btn_resendLoginEmail</text:p>
          </table:table-cell>
          <table:table-cell table:style-name="ce2" office:value-type="string">
            <text:p>Resend Login Email</text:p>
          </table:table-cell>
          <table:table-cell table:style-name="ce6" office:value-type="date" office:date-value="2014-01-15">
            <text:p>15/01/2014</text:p>
          </table:table-cell>
          <table:table-cell table:formula="of:=IF([.A494]=[.C494];&quot;OK&quot;;&quot;ERROR&quot;)" office:value-type="string" office:string-value="OK">
            <text:p>OK</text:p>
          </table:table-cell>
          <table:table-cell table:formula="of:=CONCATENATE([.A494];&quot;=&quot;;[.B494])" office:value-type="string" office:string-value="btn_resendLoginEmail=Επαναποστολή e-mail εισόδου">
            <text:p>btn_resendLoginEmail=Επαναποστολή e-mail εισόδου</text:p>
          </table:table-cell>
          <table:table-cell table:formula="of:=CONCATENATE([.C494];&quot;=&quot;;[.D494])" office:value-type="string" office:string-value="btn_resendLoginEmail=Resend Login Email">
            <text:p>btn_resendLoginEmail=Resend Login Email</text:p>
          </table:table-cell>
          <table:table-cell table:number-columns-repeated="1016"/>
        </table:table-row>
        <table:table-row table:style-name="ro4">
          <table:table-cell office:value-type="string">
            <text:p>CreateLoginLink</text:p>
          </table:table-cell>
          <table:table-cell office:value-type="string">
            <text:p>Να δημιουργηθεί και νέο URL εισόδου</text:p>
          </table:table-cell>
          <table:table-cell office:value-type="string">
            <text:p>CreateLoginLink</text:p>
          </table:table-cell>
          <table:table-cell office:value-type="string">
            <text:p>Also create a new Login URL</text:p>
          </table:table-cell>
          <table:table-cell office:value-type="date" office:date-value="2014-01-20">
            <text:p>20/1/2014</text:p>
          </table:table-cell>
          <table:table-cell table:formula="of:=IF([.A495]=[.C495];&quot;OK&quot;;&quot;ERROR&quot;)" office:value-type="string" office:string-value="OK">
            <text:p>OK</text:p>
          </table:table-cell>
          <table:table-cell table:formula="of:=CONCATENATE([.A495];&quot;=&quot;;[.B495])" office:value-type="string" office:string-value="CreateLoginLink=Να δημιουργηθεί και νέο URL εισόδου">
            <text:p>CreateLoginLink=Να δημιουργηθεί και νέο URL εισόδου</text:p>
          </table:table-cell>
          <table:table-cell table:formula="of:=CONCATENATE([.C495];&quot;=&quot;;[.D495])" office:value-type="string" office:string-value="CreateLoginLink=Also create a new Login URL">
            <text:p>CreateLoginLink=Also create a new Login URL</text:p>
          </table:table-cell>
          <table:table-cell table:number-columns-repeated="1016"/>
        </table:table-row>
        <table:table-row table:style-name="ro4">
          <table:table-cell table:style-name="ce4" office:value-type="string">
            <text:p>Comment</text:p>
          </table:table-cell>
          <table:table-cell office:value-type="string">
            <text:p>Απάντηση</text:p>
          </table:table-cell>
          <table:table-cell office:value-type="string">
            <text:p>Comment</text:p>
          </table:table-cell>
          <table:table-cell office:value-type="string">
            <text:p>Reply</text:p>
          </table:table-cell>
          <table:table-cell office:value-type="date" office:date-value="2014-01-21">
            <text:p>21/1/2014</text:p>
          </table:table-cell>
          <table:table-cell table:formula="of:=IF([.A496]=[.C496];&quot;OK&quot;;&quot;ERROR&quot;)" office:value-type="string" office:string-value="OK">
            <text:p>OK</text:p>
          </table:table-cell>
          <table:table-cell table:formula="of:=CONCATENATE([.A496];&quot;=&quot;;[.B496])" office:value-type="string" office:string-value="Comment=Απάντηση">
            <text:p>Comment=Απάντηση</text:p>
          </table:table-cell>
          <table:table-cell table:formula="of:=CONCATENATE([.C496];&quot;=&quot;;[.D496])" office:value-type="string" office:string-value="Comment=Reply">
            <text:p>Comment=Reply</text:p>
          </table:table-cell>
          <table:table-cell table:number-columns-repeated="1016"/>
        </table:table-row>
        <table:table-row table:style-name="ro4">
          <table:table-cell office:value-type="string">
            <text:p>ConnectToShibboleth</text:p>
          </table:table-cell>
          <table:table-cell office:value-type="string">
            <text:p>Σύνδεση με το λογαριασμό σας στον οικείο φορέα</text:p>
          </table:table-cell>
          <table:table-cell office:value-type="string">
            <text:p>ConnectToShibboleth</text:p>
          </table:table-cell>
          <table:table-cell table:style-name="Default" office:value-type="string">
            <text:p>Shibboleth Connection</text:p>
          </table:table-cell>
          <table:table-cell office:value-type="date" office:date-value="2014-01-21">
            <text:p>21/1/2014</text:p>
          </table:table-cell>
          <table:table-cell table:formula="of:=IF([.A497]=[.C497];&quot;OK&quot;;&quot;ERROR&quot;)" office:value-type="string" office:string-value="OK">
            <text:p>OK</text:p>
          </table:table-cell>
          <table:table-cell table:formula="of:=CONCATENATE([.A497];&quot;=&quot;;[.B497])" office:value-type="string" office:string-value="ConnectToShibboleth=Σύνδεση με το λογαριασμό σας στον οικείο φορέα">
            <text:p>ConnectToShibboleth=Σύνδεση με το λογαριασμό σας στον οικείο φορέα</text:p>
          </table:table-cell>
          <table:table-cell table:formula="of:=CONCATENATE([.C497];&quot;=&quot;;[.D497])" office:value-type="string" office:string-value="ConnectToShibboleth=Shibboleth Connection">
            <text:p>ConnectToShibboleth=Shibboleth Connection</text:p>
          </table:table-cell>
          <table:table-cell table:number-columns-repeated="1016"/>
        </table:table-row>
        <table:table-row table:style-name="ro4">
          <table:table-cell office:value-type="string">
            <text:p>ConnectToShibbolethInstructions</text:p>
          </table:table-cell>
          <table:table-cell office:value-type="string">
            <text:p>Υσυ λυδυς υθροκυε ινσωρρυπτε ετ. Φερο σλιτα σωνσθιτυθο θε κυι, μωδω σινθ περισυλα συ ηις. Εξερσι αδμοδυμ ναμ νο. Σεα τρασθατος εφερθιθυρ ιν, υσυ πλασεραθ ινιμισυς ετ, σεα ατ οδιο ρεπρεχενδυντ. Ετ δολορ ευριπιδις πρι.</text:p>
          </table:table-cell>
          <table:table-cell office:value-type="string">
            <text:p>ConnectToShibbolethInstructions</text:p>
          </table:table-cell>
          <table:table-cell table:style-name="Default" office:value-type="string">
            <text:p>Lorem ipsum dolor sit amet, consectetur adipiscing elit. Maecenas risus ipsum, dictum nec fermentum vel, scelerisque nec elit. </text:p>
          </table:table-cell>
          <table:table-cell office:value-type="date" office:date-value="2014-01-21">
            <text:p>21/1/2014</text:p>
          </table:table-cell>
          <table:table-cell table:formula="of:=IF([.A498]=[.C498];&quot;OK&quot;;&quot;ERROR&quot;)" office:value-type="string" office:string-value="OK">
            <text:p>OK</text:p>
          </table:table-cell>
          <table:table-cell table:formula="of:=CONCATENATE([.A498];&quot;=&quot;;[.B498])" office:value-type="string" office:string-value="ConnectToShibbolethInstructions=Υσυ λυδυς υθροκυε ινσωρρυπτε ετ. Φερο σλιτα σωνσθιτυθο θε κυι, μωδω σινθ περισυλα συ ηις. Εξερσι αδμοδυμ ναμ νο. Σεα τρασθατος εφερθιθυρ ιν, υσυ πλασεραθ ινιμισυς ετ, σεα ατ οδιο ρεπρεχενδυντ. Ετ δολορ ευριπιδις πρι.">
            <text:p>ConnectToShibbolethInstructions=Υσυ λυδυς υθροκυε ινσωρρυπτε ετ. Φερο σλιτα σωνσθιτυθο θε κυι, μωδω σινθ περισυλα συ ηις. Εξερσι αδμοδυμ ναμ νο. Σεα τρασθατος εφερθιθυρ ιν, υσυ πλασεραθ ινιμισυς ετ, σεα ατ οδιο ρεπρεχενδυντ. Ετ δολορ ευριπιδις πρι.</text:p>
          </table:table-cell>
          <table:table-cell table:formula="of:=CONCATENATE([.C498];&quot;=&quot;;[.D498])" office:value-type="string" office:string-value="ConnectToShibbolethInstructions=Lorem ipsum dolor sit amet, consectetur adipiscing elit. Maecenas risus ipsum, dictum nec fermentum vel, scelerisque nec elit. ">
            <text:p>ConnectToShibbolethInstructions=Lorem ipsum dolor sit amet, consectetur adipiscing elit. Maecenas risus ipsum, dictum nec fermentum vel, scelerisque nec elit. </text:p>
          </table:table-cell>
          <table:table-cell table:number-columns-repeated="1016"/>
        </table:table-row>
        <table:table-row table:style-name="ro4">
          <table:table-cell office:value-type="string">
            <text:p>btn_shibbolethConnect</text:p>
          </table:table-cell>
          <table:table-cell office:value-type="string">
            <text:p>Σύνδεση με Shibboleth</text:p>
          </table:table-cell>
          <table:table-cell office:value-type="string">
            <text:p>btn_shibbolethConnect</text:p>
          </table:table-cell>
          <table:table-cell table:style-name="Default" office:value-type="string">
            <text:p>Connect to Shibboleth</text:p>
          </table:table-cell>
          <table:table-cell office:value-type="date" office:date-value="2014-01-21">
            <text:p>21/1/2014</text:p>
          </table:table-cell>
          <table:table-cell table:formula="of:=IF([.A499]=[.C499];&quot;OK&quot;;&quot;ERROR&quot;)" office:value-type="string" office:string-value="OK">
            <text:p>OK</text:p>
          </table:table-cell>
          <table:table-cell table:formula="of:=CONCATENATE([.A499];&quot;=&quot;;[.B499])" office:value-type="string" office:string-value="btn_shibbolethConnect=Σύνδεση με Shibboleth">
            <text:p>btn_shibbolethConnect=Σύνδεση με Shibboleth</text:p>
          </table:table-cell>
          <table:table-cell table:formula="of:=CONCATENATE([.C499];&quot;=&quot;;[.D499])" office:value-type="string" office:string-value="btn_shibbolethConnect=Connect to Shibboleth">
            <text:p>btn_shibbolethConnect=Connect to Shibboleth</text:p>
          </table:table-cell>
          <table:table-cell table:number-columns-repeated="1016"/>
        </table:table-row>
        <table:table-row table:style-name="ro4" table:number-rows-repeated="1048076">
          <table:table-cell table:number-columns-repeated="1024"/>
        </table:table-row>
        <table:table-row table:style-name="ro4">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5"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l" number:country="GR">€</number:currency-symbol>
    </number:currency-style>
    <number:currency-style style:name="N11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17P0"/>
    </number:currency-style>
    <number:number-style style:name="N8000" number:language="el" number:country="GR">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number:number-style style:name="N16116P0" style:volatile="true" number:language="en">
      <number:number number:decimal-places="0" number:min-integer-digits="1" number:grouping="true"/>
    </number:number-style>
    <number:number-style style:name="N16116" number:language="en">
      <number:text>-</number:text>
      <number:number number:decimal-places="0" number:min-integer-digits="1" number:grouping="true"/>
      <style:map style:condition="value()&gt;=0" style:apply-style-name="N16116P0"/>
    </number:number-style>
    <number:number-style style:name="N16117P0" style:volatile="true" number:language="en">
      <number:number number:decimal-places="0" number:min-integer-digits="1" number:grouping="true"/>
    </number:number-style>
    <number:number-style style:name="N16117" number:language="en">
      <style:text-properties fo:color="#ff0000"/>
      <number:text>-</number:text>
      <number:number number:decimal-places="0" number:min-integer-digits="1" number:grouping="true"/>
      <style:map style:condition="value()&gt;=0" style:apply-style-name="N16117P0"/>
    </number:number-style>
    <number:number-style style:name="N16118P0" style:volatile="true" number:language="en">
      <number:number number:decimal-places="2" number:min-integer-digits="1" number:grouping="true"/>
    </number:number-style>
    <number:number-style style:name="N16118" number:language="en">
      <number:text>-</number:text>
      <number:number number:decimal-places="2" number:min-integer-digits="1" number:grouping="true"/>
      <style:map style:condition="value()&gt;=0" style:apply-style-name="N16118P0"/>
    </number:number-style>
    <number:number-style style:name="N16119P0" style:volatile="true" number:language="en">
      <number:number number:decimal-places="2" number:min-integer-digits="1" number:grouping="true"/>
    </number:number-style>
    <number:number-style style:name="N16119" number:language="en">
      <style:text-properties fo:color="#ff0000"/>
      <number:text>-</number:text>
      <number:number number:decimal-places="2" number:min-integer-digits="1" number:grouping="true"/>
      <style:map style:condition="value()&gt;=0" style:apply-style-name="N16119P0"/>
    </number:number-style>
    <number:number-style style:name="N16123P0" style:volatile="true" number:language="en">
      <number:number number:decimal-places="0" number:min-integer-digits="1" number:grouping="true"/>
      <number:text> </number:text>
    </number:number-style>
    <number:number-style style:name="N16123P1" style:volatile="true" number:language="en">
      <number:text>-</number:text>
      <number:number number:decimal-places="0" number:min-integer-digits="1" number:grouping="true"/>
      <number:text> </number:text>
    </number:number-style>
    <number:number-style style:name="N16123P2" style:volatile="true" number:language="en">
      <number:text> - </number:text>
    </number:number-style>
    <number:text-style style:name="N16123" number:language="en">
      <number:text-content/>
      <number:text> </number:text>
      <style:map style:condition="value()&gt;0" style:apply-style-name="N16123P0"/>
      <style:map style:condition="value()&lt;0" style:apply-style-name="N16123P1"/>
      <style:map style:condition="value()=0" style:apply-style-name="N16123P2"/>
    </number:text-style>
    <number:number-style style:name="N16127P0" style:volatile="true" number:language="en">
      <number:number number:decimal-places="2" number:min-integer-digits="1" number:grouping="true"/>
      <number:text> </number:text>
    </number:number-style>
    <number:number-style style:name="N16127P1" style:volatile="true" number:language="en">
      <number:text>-</number:text>
      <number:number number:decimal-places="2" number:min-integer-digits="1" number:grouping="true"/>
      <number:text> </number:text>
    </number:number-style>
    <number:number-style style:name="N16127P2" style:volatile="true" number:language="en">
      <number:text> -</number:text>
      <number:number number:decimal-places="0" number:min-integer-digits="0"/>
      <number:text> </number:text>
    </number:number-style>
    <number:text-style style:name="N16127" number:language="en">
      <number:text-content/>
      <number:text> </number:text>
      <style:map style:condition="value()&gt;0" style:apply-style-name="N16127P0"/>
      <style:map style:condition="value()&lt;0" style:apply-style-name="N16127P1"/>
      <style:map style:condition="value()=0" style:apply-style-name="N16127P2"/>
    </number:text-style>
    <number:time-style style:name="N16128" number:language="en">
      <number:minutes number:style="long"/>
      <number:text>:</number:text>
      <number:seconds number:style="long"/>
    </number:time-style>
    <number:time-style style:name="N16129" number:language="en" number:truncate-on-overflow="false">
      <number:hours/>
      <number:text>:</number:text>
      <number:minutes number:style="long"/>
      <number:text>:</number:text>
      <number:seconds number:style="long"/>
    </number:time-style>
    <number:time-style style:name="N16130" number:language="en">
      <number:minutes number:style="long"/>
      <number:text>:</number:text>
      <number:seconds number:style="long" number:decimal-places="1"/>
    </number:time-style>
    <number:number-style style:name="N16131"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1">01/21/2014</text:date>, <text:time>14:22:4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21T14:22:41</dc:date>
    <dc:creator>Angelos Lenis</dc:creator>
    <meta:generator>OpenOffice/4.0.1$Unix OpenOffice.org_project/401m5$Build-9714</meta:generator>
    <meta:editing-duration>PT6H56M17S</meta:editing-duration>
    <meta:editing-cycles>33</meta:editing-cycles>
    <meta:document-statistic meta:table-count="3" meta:cell-count="4463" meta:object-count="0"/>
    <meta:user-defined meta:name=""/>
  </office:meta>
</office:document-meta>
</file>